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>
      <style:graphic-properties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Chart 1" text:anchor-type="paragraph" svg:x="0in" svg:y="0in" svg:width="5.11806in" svg:height="3.52569in" style:rel-width="scale" style:rel-height="scale"><draw:object xlink:href="Object 1/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1" style:family="text">
      <style:text-properties style:use-window-font-color="true"/>
    </style:style>
    <style:style style:name="WW_CharLFO1LVL2" style:family="text">
      <style:text-properties style:use-window-font-color="true"/>
    </style:style>
    <style:style style:name="WW_CharLFO1LVL3" style:family="text">
      <style:text-properties style:use-window-font-color="true"/>
    </style:style>
    <style:style style:name="WW_CharLFO1LVL4" style:family="text">
      <style:text-properties style:use-window-font-color="true"/>
    </style:style>
    <style:style style:name="WW_CharLFO1LVL5" style:family="text">
      <style:text-properties style:use-window-font-color="true"/>
    </style:style>
    <style:style style:name="WW_CharLFO1LVL6" style:family="text">
      <style:text-properties style:use-window-font-color="true"/>
    </style:style>
    <style:style style:name="WW_CharLFO1LVL7" style:family="text">
      <style:text-properties style:use-window-font-color="true"/>
    </style:style>
    <style:style style:name="WW_CharLFO1LVL8" style:family="text">
      <style:text-properties style:use-window-font-color="true"/>
    </style:style>
    <style:style style:name="WW_CharLFO1LVL9" style:family="text">
      <style:text-properties style:use-window-font-color="true"/>
    </style:style>
    <text:list-style style:name="standard" style:display-name="standard">
      <text:list-level-style-bullet text:level="1" text:style-name="WW_CharLFO1LVL1" text:bullet-char="●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bullet>
      <text:list-level-style-bullet text:level="2" text:style-name="WW_CharLFO1LVL2" text:bullet-char="●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bullet>
      <text:list-level-style-bullet text:level="3" text:style-name="WW_CharLFO1LVL3" text:bullet-char="●">
        <style:list-level-properties text:space-before="0.4722in" text:min-label-width="0.2361in" text:list-level-position-and-space-mode="label-alignment">
          <style:list-level-label-alignment text:label-followed-by="listtab" fo:margin-left="0.7083in" fo:text-indent="-0.2361in"/>
        </style:list-level-properties>
      </text:list-level-style-bullet>
      <text:list-level-style-bullet text:level="4" text:style-name="WW_CharLFO1LVL4" text:bullet-char="●">
        <style:list-level-properties text:space-before="0.7083in" text:min-label-width="0.2361in" text:list-level-position-and-space-mode="label-alignment">
          <style:list-level-label-alignment text:label-followed-by="listtab" fo:margin-left="0.9444in" fo:text-indent="-0.2361in"/>
        </style:list-level-properties>
      </text:list-level-style-bullet>
      <text:list-level-style-bullet text:level="5" text:style-name="WW_CharLFO1LVL5" text:bullet-char="●">
        <style:list-level-properties text:space-before="0.9451in" text:min-label-width="0.2361in" text:list-level-position-and-space-mode="label-alignment">
          <style:list-level-label-alignment text:label-followed-by="listtab" fo:margin-left="1.1812in" fo:text-indent="-0.2361in"/>
        </style:list-level-properties>
      </text:list-level-style-bullet>
      <text:list-level-style-bullet text:level="6" text:style-name="WW_CharLFO1LVL6" text:bullet-char="●">
        <style:list-level-properties text:space-before="1.1812in" text:min-label-width="0.2361in" text:list-level-position-and-space-mode="label-alignment">
          <style:list-level-label-alignment text:label-followed-by="listtab" fo:margin-left="1.4173in" fo:text-indent="-0.2361in"/>
        </style:list-level-properties>
      </text:list-level-style-bullet>
      <text:list-level-style-bullet text:level="7" text:style-name="WW_CharLFO1LVL7" text:bullet-char="●">
        <style:list-level-properties text:space-before="1.4173in" text:min-label-width="0.2361in" text:list-level-position-and-space-mode="label-alignment">
          <style:list-level-label-alignment text:label-followed-by="listtab" fo:margin-left="1.6534in" fo:text-indent="-0.2361in"/>
        </style:list-level-properties>
      </text:list-level-style-bullet>
      <text:list-level-style-bullet text:level="8" text:style-name="WW_CharLFO1LVL8" text:bullet-char="●">
        <style:list-level-properties text:space-before="1.6534in" text:min-label-width="0.2361in" text:list-level-position-and-space-mode="label-alignment">
          <style:list-level-label-alignment text:label-followed-by="listtab" fo:margin-left="1.8895in" fo:text-indent="-0.2361in"/>
        </style:list-level-properties>
      </text:list-level-style-bullet>
      <text:list-level-style-bullet text:level="9" text:style-name="WW_CharLFO1LVL9" text:bullet-char="●">
        <style:list-level-properties text:space-before="1.8895in" text:min-label-width="0.2361in" text:list-level-position-and-space-mode="label-alignment">
          <style:list-level-label-alignment text:label-followed-by="listtab" fo:margin-left="2.1256in" fo:text-indent="-0.2361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5.118in" fo:page-height="3.543in" style:print-orientation="landscape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lien Loiseau</meta:initial-creator>
    <dc:creator>Julien Loiseau</dc:creator>
    <meta:creation-date>2015-04-02T11:10:00Z</meta:creation-date>
    <dc:date>2018-05-17T16:51:00Z</dc:date>
    <meta:template xlink:href="Normal.dotm" xlink:type="simple"/>
    <meta:editing-cycles>13</meta:editing-cycles>
    <meta:editing-duration>PT1320S</meta:editing-duration>
    <meta:document-statistic meta:page-count="1" meta:paragraph-count="1" meta:word-count="0" meta:character-count="1" meta:row-count="1" meta:non-whitespace-character-count="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e7e6e6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510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e7e6e6" svg:stroke-opacity="100%"/>
    </style:style>
  </office:automatic-styles>
  <office:body>
    <office:chart>
      <chart:chart chart:class="chart:scatter" svg:height="253.85pt" svg:width="368.5pt" chart:style-name="Crt0">
        <chart:plot-area svg:x="18.65031496062992pt" svg:y="3.384251968503937pt" svg:width="345.6830708661417pt" svg:height="232.1904724409449pt" chart:style-name="Plt0" chart:data-source-has-labels="both">
          <chart:axis chart:dimension="y" chart:name="primary-y" chart:style-name="Axs0">
            <chart:title svg:x="1.0pt" svg:y="87.2988188976378pt" chart:style-name="AT00">
              <text:p text:style-name="a0" text:class-names="" text:cond-style-name="">Achieve tasks</text:p>
            </chart:title>
            <chart:grid chart:class="major" chart:style-name="GMa0"/>
          </chart:axis>
          <chart:axis chart:dimension="x" chart:name="primary-x" chart:style-name="Axs1">
            <chart:title svg:x="160.0922047244094pt" svg:y="234.4725196850394pt" chart:style-name="AT01">
              <text:p text:style-name="a1" text:class-names="" text:cond-style-name="">1 hour slots</text:p>
            </chart:title>
          </chart:axis>
          <chart:series chart:label-cell-address="local-table.$C$1" chart:values-cell-range-address="local-table.$C$2:.$C$507" chart:class="chart:scatter" chart:attached-axis="primary-y" chart:style-name="G0S0">
            <chart:domain table:cell-range-address="local-table.$B$2:.$B$507"/>
            <chart:data-point chart:repeated="50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aches</text:p>
              </table:table-cell>
            </table:table-row>
          </table:table-header-rows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216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68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30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76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36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390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51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09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345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329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456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507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526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436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423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516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410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441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443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299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399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475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362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443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449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315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454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317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461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361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380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244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317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336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229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344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271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250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354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236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205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217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327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236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173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145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167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144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180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264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228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330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254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255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255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148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232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386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492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334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251"/>
          </table:table-row>
          <table:table-row>
            <table:table-cell office:value-type="string">
              <text:p>61</text:p>
            </table:table-cell>
            <table:table-cell office:value-type="float" office:value="61"/>
            <table:table-cell office:value-type="float" office:value="281"/>
          </table:table-row>
          <table:table-row>
            <table:table-cell office:value-type="string">
              <text:p>62</text:p>
            </table:table-cell>
            <table:table-cell office:value-type="float" office:value="62"/>
            <table:table-cell office:value-type="float" office:value="332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351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277"/>
          </table:table-row>
          <table:table-row>
            <table:table-cell office:value-type="string">
              <text:p>65</text:p>
            </table:table-cell>
            <table:table-cell office:value-type="float" office:value="65"/>
            <table:table-cell office:value-type="float" office:value="318"/>
          </table:table-row>
          <table:table-row>
            <table:table-cell office:value-type="string">
              <text:p>66</text:p>
            </table:table-cell>
            <table:table-cell office:value-type="float" office:value="66"/>
            <table:table-cell office:value-type="float" office:value="256"/>
          </table:table-row>
          <table:table-row>
            <table:table-cell office:value-type="string">
              <text:p>67</text:p>
            </table:table-cell>
            <table:table-cell office:value-type="float" office:value="67"/>
            <table:table-cell office:value-type="float" office:value="278"/>
          </table:table-row>
          <table:table-row>
            <table:table-cell office:value-type="string">
              <text:p>68</text:p>
            </table:table-cell>
            <table:table-cell office:value-type="float" office:value="68"/>
            <table:table-cell office:value-type="float" office:value="280"/>
          </table:table-row>
          <table:table-row>
            <table:table-cell office:value-type="string">
              <text:p>69</text:p>
            </table:table-cell>
            <table:table-cell office:value-type="float" office:value="69"/>
            <table:table-cell office:value-type="float" office:value="273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313"/>
          </table:table-row>
          <table:table-row>
            <table:table-cell office:value-type="string">
              <text:p>71</text:p>
            </table:table-cell>
            <table:table-cell office:value-type="float" office:value="71"/>
            <table:table-cell office:value-type="float" office:value="261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285"/>
          </table:table-row>
          <table:table-row>
            <table:table-cell office:value-type="string">
              <text:p>73</text:p>
            </table:table-cell>
            <table:table-cell office:value-type="float" office:value="73"/>
            <table:table-cell office:value-type="float" office:value="277"/>
          </table:table-row>
          <table:table-row>
            <table:table-cell office:value-type="string">
              <text:p>74</text:p>
            </table:table-cell>
            <table:table-cell office:value-type="float" office:value="74"/>
            <table:table-cell office:value-type="float" office:value="241"/>
          </table:table-row>
          <table:table-row>
            <table:table-cell office:value-type="string">
              <text:p>75</text:p>
            </table:table-cell>
            <table:table-cell office:value-type="float" office:value="75"/>
            <table:table-cell office:value-type="float" office:value="282"/>
          </table:table-row>
          <table:table-row>
            <table:table-cell office:value-type="string">
              <text:p>76</text:p>
            </table:table-cell>
            <table:table-cell office:value-type="float" office:value="76"/>
            <table:table-cell office:value-type="float" office:value="271"/>
          </table:table-row>
          <table:table-row>
            <table:table-cell office:value-type="string">
              <text:p>77</text:p>
            </table:table-cell>
            <table:table-cell office:value-type="float" office:value="77"/>
            <table:table-cell office:value-type="float" office:value="245"/>
          </table:table-row>
          <table:table-row>
            <table:table-cell office:value-type="string">
              <text:p>78</text:p>
            </table:table-cell>
            <table:table-cell office:value-type="float" office:value="78"/>
            <table:table-cell office:value-type="float" office:value="298"/>
          </table:table-row>
          <table:table-row>
            <table:table-cell office:value-type="string">
              <text:p>79</text:p>
            </table:table-cell>
            <table:table-cell office:value-type="float" office:value="79"/>
            <table:table-cell office:value-type="float" office:value="327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327"/>
          </table:table-row>
          <table:table-row>
            <table:table-cell office:value-type="string">
              <text:p>81</text:p>
            </table:table-cell>
            <table:table-cell office:value-type="float" office:value="81"/>
            <table:table-cell office:value-type="float" office:value="336"/>
          </table:table-row>
          <table:table-row>
            <table:table-cell office:value-type="string">
              <text:p>82</text:p>
            </table:table-cell>
            <table:table-cell office:value-type="float" office:value="82"/>
            <table:table-cell office:value-type="float" office:value="322"/>
          </table:table-row>
          <table:table-row>
            <table:table-cell office:value-type="string">
              <text:p>83</text:p>
            </table:table-cell>
            <table:table-cell office:value-type="float" office:value="83"/>
            <table:table-cell office:value-type="float" office:value="339"/>
          </table:table-row>
          <table:table-row>
            <table:table-cell office:value-type="string">
              <text:p>84</text:p>
            </table:table-cell>
            <table:table-cell office:value-type="float" office:value="84"/>
            <table:table-cell office:value-type="float" office:value="220"/>
          </table:table-row>
          <table:table-row>
            <table:table-cell office:value-type="string">
              <text:p>85</text:p>
            </table:table-cell>
            <table:table-cell office:value-type="float" office:value="85"/>
            <table:table-cell office:value-type="float" office:value="255"/>
          </table:table-row>
          <table:table-row>
            <table:table-cell office:value-type="string">
              <text:p>86</text:p>
            </table:table-cell>
            <table:table-cell office:value-type="float" office:value="86"/>
            <table:table-cell office:value-type="float" office:value="168"/>
          </table:table-row>
          <table:table-row>
            <table:table-cell office:value-type="string">
              <text:p>87</text:p>
            </table:table-cell>
            <table:table-cell office:value-type="float" office:value="87"/>
            <table:table-cell office:value-type="float" office:value="249"/>
          </table:table-row>
          <table:table-row>
            <table:table-cell office:value-type="string">
              <text:p>88</text:p>
            </table:table-cell>
            <table:table-cell office:value-type="float" office:value="88"/>
            <table:table-cell office:value-type="float" office:value="247"/>
          </table:table-row>
          <table:table-row>
            <table:table-cell office:value-type="string">
              <text:p>89</text:p>
            </table:table-cell>
            <table:table-cell office:value-type="float" office:value="89"/>
            <table:table-cell office:value-type="float" office:value="284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308"/>
          </table:table-row>
          <table:table-row>
            <table:table-cell office:value-type="string">
              <text:p>91</text:p>
            </table:table-cell>
            <table:table-cell office:value-type="float" office:value="91"/>
            <table:table-cell office:value-type="float" office:value="208"/>
          </table:table-row>
          <table:table-row>
            <table:table-cell office:value-type="string">
              <text:p>92</text:p>
            </table:table-cell>
            <table:table-cell office:value-type="float" office:value="92"/>
            <table:table-cell office:value-type="float" office:value="311"/>
          </table:table-row>
          <table:table-row>
            <table:table-cell office:value-type="string">
              <text:p>93</text:p>
            </table:table-cell>
            <table:table-cell office:value-type="float" office:value="93"/>
            <table:table-cell office:value-type="float" office:value="298"/>
          </table:table-row>
          <table:table-row>
            <table:table-cell office:value-type="string">
              <text:p>94</text:p>
            </table:table-cell>
            <table:table-cell office:value-type="float" office:value="94"/>
            <table:table-cell office:value-type="float" office:value="264"/>
          </table:table-row>
          <table:table-row>
            <table:table-cell office:value-type="string">
              <text:p>95</text:p>
            </table:table-cell>
            <table:table-cell office:value-type="float" office:value="95"/>
            <table:table-cell office:value-type="float" office:value="267"/>
          </table:table-row>
          <table:table-row>
            <table:table-cell office:value-type="string">
              <text:p>96</text:p>
            </table:table-cell>
            <table:table-cell office:value-type="float" office:value="96"/>
            <table:table-cell office:value-type="float" office:value="271"/>
          </table:table-row>
          <table:table-row>
            <table:table-cell office:value-type="string">
              <text:p>97</text:p>
            </table:table-cell>
            <table:table-cell office:value-type="float" office:value="97"/>
            <table:table-cell office:value-type="float" office:value="221"/>
          </table:table-row>
          <table:table-row>
            <table:table-cell office:value-type="string">
              <text:p>98</text:p>
            </table:table-cell>
            <table:table-cell office:value-type="float" office:value="98"/>
            <table:table-cell office:value-type="float" office:value="249"/>
          </table:table-row>
          <table:table-row>
            <table:table-cell office:value-type="string">
              <text:p>99</text:p>
            </table:table-cell>
            <table:table-cell office:value-type="float" office:value="99"/>
            <table:table-cell office:value-type="float" office:value="277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280"/>
          </table:table-row>
          <table:table-row>
            <table:table-cell office:value-type="string">
              <text:p>101</text:p>
            </table:table-cell>
            <table:table-cell office:value-type="float" office:value="101"/>
            <table:table-cell office:value-type="float" office:value="308"/>
          </table:table-row>
          <table:table-row>
            <table:table-cell office:value-type="string">
              <text:p>102</text:p>
            </table:table-cell>
            <table:table-cell office:value-type="float" office:value="102"/>
            <table:table-cell office:value-type="float" office:value="303"/>
          </table:table-row>
          <table:table-row>
            <table:table-cell office:value-type="string">
              <text:p>103</text:p>
            </table:table-cell>
            <table:table-cell office:value-type="float" office:value="103"/>
            <table:table-cell office:value-type="float" office:value="293"/>
          </table:table-row>
          <table:table-row>
            <table:table-cell office:value-type="string">
              <text:p>104</text:p>
            </table:table-cell>
            <table:table-cell office:value-type="float" office:value="104"/>
            <table:table-cell office:value-type="float" office:value="301"/>
          </table:table-row>
          <table:table-row>
            <table:table-cell office:value-type="string">
              <text:p>105</text:p>
            </table:table-cell>
            <table:table-cell office:value-type="float" office:value="105"/>
            <table:table-cell office:value-type="float" office:value="211"/>
          </table:table-row>
          <table:table-row>
            <table:table-cell office:value-type="string">
              <text:p>106</text:p>
            </table:table-cell>
            <table:table-cell office:value-type="float" office:value="106"/>
            <table:table-cell office:value-type="float" office:value="302"/>
          </table:table-row>
          <table:table-row>
            <table:table-cell office:value-type="string">
              <text:p>107</text:p>
            </table:table-cell>
            <table:table-cell office:value-type="float" office:value="107"/>
            <table:table-cell office:value-type="float" office:value="261"/>
          </table:table-row>
          <table:table-row>
            <table:table-cell office:value-type="string">
              <text:p>108</text:p>
            </table:table-cell>
            <table:table-cell office:value-type="float" office:value="108"/>
            <table:table-cell office:value-type="float" office:value="362"/>
          </table:table-row>
          <table:table-row>
            <table:table-cell office:value-type="string">
              <text:p>109</text:p>
            </table:table-cell>
            <table:table-cell office:value-type="float" office:value="109"/>
            <table:table-cell office:value-type="float" office:value="336"/>
          </table:table-row>
          <table:table-row>
            <table:table-cell office:value-type="string">
              <text:p>110</text:p>
            </table:table-cell>
            <table:table-cell office:value-type="float" office:value="110"/>
            <table:table-cell office:value-type="float" office:value="318"/>
          </table:table-row>
          <table:table-row>
            <table:table-cell office:value-type="string">
              <text:p>111</text:p>
            </table:table-cell>
            <table:table-cell office:value-type="float" office:value="111"/>
            <table:table-cell office:value-type="float" office:value="329"/>
          </table:table-row>
          <table:table-row>
            <table:table-cell office:value-type="string">
              <text:p>112</text:p>
            </table:table-cell>
            <table:table-cell office:value-type="float" office:value="112"/>
            <table:table-cell office:value-type="float" office:value="215"/>
          </table:table-row>
          <table:table-row>
            <table:table-cell office:value-type="string">
              <text:p>113</text:p>
            </table:table-cell>
            <table:table-cell office:value-type="float" office:value="113"/>
            <table:table-cell office:value-type="float" office:value="324"/>
          </table:table-row>
          <table:table-row>
            <table:table-cell office:value-type="string">
              <text:p>114</text:p>
            </table:table-cell>
            <table:table-cell office:value-type="float" office:value="114"/>
            <table:table-cell office:value-type="float" office:value="311"/>
          </table:table-row>
          <table:table-row>
            <table:table-cell office:value-type="string">
              <text:p>115</text:p>
            </table:table-cell>
            <table:table-cell office:value-type="float" office:value="115"/>
            <table:table-cell office:value-type="float" office:value="152"/>
          </table:table-row>
          <table:table-row>
            <table:table-cell office:value-type="string">
              <text:p>116</text:p>
            </table:table-cell>
            <table:table-cell office:value-type="float" office:value="116"/>
            <table:table-cell office:value-type="float" office:value="115"/>
          </table:table-row>
          <table:table-row>
            <table:table-cell office:value-type="string">
              <text:p>117</text:p>
            </table:table-cell>
            <table:table-cell office:value-type="float" office:value="117"/>
            <table:table-cell office:value-type="float" office:value="349"/>
          </table:table-row>
          <table:table-row>
            <table:table-cell office:value-type="string">
              <text:p>118</text:p>
            </table:table-cell>
            <table:table-cell office:value-type="float" office:value="118"/>
            <table:table-cell office:value-type="float" office:value="243"/>
          </table:table-row>
          <table:table-row>
            <table:table-cell office:value-type="string">
              <text:p>119</text:p>
            </table:table-cell>
            <table:table-cell office:value-type="float" office:value="119"/>
            <table:table-cell office:value-type="float" office:value="353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242"/>
          </table:table-row>
          <table:table-row>
            <table:table-cell office:value-type="string">
              <text:p>121</text:p>
            </table:table-cell>
            <table:table-cell office:value-type="float" office:value="121"/>
            <table:table-cell office:value-type="float" office:value="363"/>
          </table:table-row>
          <table:table-row>
            <table:table-cell office:value-type="string">
              <text:p>122</text:p>
            </table:table-cell>
            <table:table-cell office:value-type="float" office:value="122"/>
            <table:table-cell office:value-type="float" office:value="304"/>
          </table:table-row>
          <table:table-row>
            <table:table-cell office:value-type="string">
              <text:p>123</text:p>
            </table:table-cell>
            <table:table-cell office:value-type="float" office:value="123"/>
            <table:table-cell office:value-type="float" office:value="429"/>
          </table:table-row>
          <table:table-row>
            <table:table-cell office:value-type="string">
              <text:p>124</text:p>
            </table:table-cell>
            <table:table-cell office:value-type="float" office:value="124"/>
            <table:table-cell office:value-type="float" office:value="307"/>
          </table:table-row>
          <table:table-row>
            <table:table-cell office:value-type="string">
              <text:p>125</text:p>
            </table:table-cell>
            <table:table-cell office:value-type="float" office:value="125"/>
            <table:table-cell office:value-type="float" office:value="430"/>
          </table:table-row>
          <table:table-row>
            <table:table-cell office:value-type="string">
              <text:p>126</text:p>
            </table:table-cell>
            <table:table-cell office:value-type="float" office:value="126"/>
            <table:table-cell office:value-type="float" office:value="321"/>
          </table:table-row>
          <table:table-row>
            <table:table-cell office:value-type="string">
              <text:p>127</text:p>
            </table:table-cell>
            <table:table-cell office:value-type="float" office:value="127"/>
            <table:table-cell office:value-type="float" office:value="447"/>
          </table:table-row>
          <table:table-row>
            <table:table-cell office:value-type="string">
              <text:p>128</text:p>
            </table:table-cell>
            <table:table-cell office:value-type="float" office:value="128"/>
            <table:table-cell office:value-type="float" office:value="292"/>
          </table:table-row>
          <table:table-row>
            <table:table-cell office:value-type="string">
              <text:p>129</text:p>
            </table:table-cell>
            <table:table-cell office:value-type="float" office:value="129"/>
            <table:table-cell office:value-type="float" office:value="364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233"/>
          </table:table-row>
          <table:table-row>
            <table:table-cell office:value-type="string">
              <text:p>131</text:p>
            </table:table-cell>
            <table:table-cell office:value-type="float" office:value="131"/>
            <table:table-cell office:value-type="float" office:value="264"/>
          </table:table-row>
          <table:table-row>
            <table:table-cell office:value-type="string">
              <text:p>132</text:p>
            </table:table-cell>
            <table:table-cell office:value-type="float" office:value="132"/>
            <table:table-cell office:value-type="float" office:value="288"/>
          </table:table-row>
          <table:table-row>
            <table:table-cell office:value-type="string">
              <text:p>133</text:p>
            </table:table-cell>
            <table:table-cell office:value-type="float" office:value="133"/>
            <table:table-cell office:value-type="float" office:value="350"/>
          </table:table-row>
          <table:table-row>
            <table:table-cell office:value-type="string">
              <text:p>134</text:p>
            </table:table-cell>
            <table:table-cell office:value-type="float" office:value="134"/>
            <table:table-cell office:value-type="float" office:value="245"/>
          </table:table-row>
          <table:table-row>
            <table:table-cell office:value-type="string">
              <text:p>135</text:p>
            </table:table-cell>
            <table:table-cell office:value-type="float" office:value="135"/>
            <table:table-cell office:value-type="float" office:value="296"/>
          </table:table-row>
          <table:table-row>
            <table:table-cell office:value-type="string">
              <text:p>136</text:p>
            </table:table-cell>
            <table:table-cell office:value-type="float" office:value="136"/>
            <table:table-cell office:value-type="float" office:value="279"/>
          </table:table-row>
          <table:table-row>
            <table:table-cell office:value-type="string">
              <text:p>137</text:p>
            </table:table-cell>
            <table:table-cell office:value-type="float" office:value="137"/>
            <table:table-cell office:value-type="float" office:value="257"/>
          </table:table-row>
          <table:table-row>
            <table:table-cell office:value-type="string">
              <text:p>138</text:p>
            </table:table-cell>
            <table:table-cell office:value-type="float" office:value="138"/>
            <table:table-cell office:value-type="float" office:value="220"/>
          </table:table-row>
          <table:table-row>
            <table:table-cell office:value-type="string">
              <text:p>139</text:p>
            </table:table-cell>
            <table:table-cell office:value-type="float" office:value="139"/>
            <table:table-cell office:value-type="float" office:value="540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396"/>
          </table:table-row>
          <table:table-row>
            <table:table-cell office:value-type="string">
              <text:p>141</text:p>
            </table:table-cell>
            <table:table-cell office:value-type="float" office:value="141"/>
            <table:table-cell office:value-type="float" office:value="398"/>
          </table:table-row>
          <table:table-row>
            <table:table-cell office:value-type="string">
              <text:p>142</text:p>
            </table:table-cell>
            <table:table-cell office:value-type="float" office:value="142"/>
            <table:table-cell office:value-type="float" office:value="469"/>
          </table:table-row>
          <table:table-row>
            <table:table-cell office:value-type="string">
              <text:p>143</text:p>
            </table:table-cell>
            <table:table-cell office:value-type="float" office:value="143"/>
            <table:table-cell office:value-type="float" office:value="279"/>
          </table:table-row>
          <table:table-row>
            <table:table-cell office:value-type="string">
              <text:p>144</text:p>
            </table:table-cell>
            <table:table-cell office:value-type="float" office:value="144"/>
            <table:table-cell office:value-type="float" office:value="294"/>
          </table:table-row>
          <table:table-row>
            <table:table-cell office:value-type="string">
              <text:p>145</text:p>
            </table:table-cell>
            <table:table-cell office:value-type="float" office:value="145"/>
            <table:table-cell office:value-type="float" office:value="393"/>
          </table:table-row>
          <table:table-row>
            <table:table-cell office:value-type="string">
              <text:p>146</text:p>
            </table:table-cell>
            <table:table-cell office:value-type="float" office:value="146"/>
            <table:table-cell office:value-type="float" office:value="300"/>
          </table:table-row>
          <table:table-row>
            <table:table-cell office:value-type="string">
              <text:p>147</text:p>
            </table:table-cell>
            <table:table-cell office:value-type="float" office:value="147"/>
            <table:table-cell office:value-type="float" office:value="307"/>
          </table:table-row>
          <table:table-row>
            <table:table-cell office:value-type="string">
              <text:p>148</text:p>
            </table:table-cell>
            <table:table-cell office:value-type="float" office:value="148"/>
            <table:table-cell office:value-type="float" office:value="405"/>
          </table:table-row>
          <table:table-row>
            <table:table-cell office:value-type="string">
              <text:p>149</text:p>
            </table:table-cell>
            <table:table-cell office:value-type="float" office:value="149"/>
            <table:table-cell office:value-type="float" office:value="314"/>
          </table:table-row>
          <table:table-row>
            <table:table-cell office:value-type="string">
              <text:p>150</text:p>
            </table:table-cell>
            <table:table-cell office:value-type="float" office:value="150"/>
            <table:table-cell office:value-type="float" office:value="307"/>
          </table:table-row>
          <table:table-row>
            <table:table-cell office:value-type="string">
              <text:p>151</text:p>
            </table:table-cell>
            <table:table-cell office:value-type="float" office:value="151"/>
            <table:table-cell office:value-type="float" office:value="300"/>
          </table:table-row>
          <table:table-row>
            <table:table-cell office:value-type="string">
              <text:p>152</text:p>
            </table:table-cell>
            <table:table-cell office:value-type="float" office:value="152"/>
            <table:table-cell office:value-type="float" office:value="342"/>
          </table:table-row>
          <table:table-row>
            <table:table-cell office:value-type="string">
              <text:p>153</text:p>
            </table:table-cell>
            <table:table-cell office:value-type="float" office:value="153"/>
            <table:table-cell office:value-type="float" office:value="352"/>
          </table:table-row>
          <table:table-row>
            <table:table-cell office:value-type="string">
              <text:p>154</text:p>
            </table:table-cell>
            <table:table-cell office:value-type="float" office:value="154"/>
            <table:table-cell office:value-type="float" office:value="389"/>
          </table:table-row>
          <table:table-row>
            <table:table-cell office:value-type="string">
              <text:p>155</text:p>
            </table:table-cell>
            <table:table-cell office:value-type="float" office:value="155"/>
            <table:table-cell office:value-type="float" office:value="411"/>
          </table:table-row>
          <table:table-row>
            <table:table-cell office:value-type="string">
              <text:p>156</text:p>
            </table:table-cell>
            <table:table-cell office:value-type="float" office:value="156"/>
            <table:table-cell office:value-type="float" office:value="452"/>
          </table:table-row>
          <table:table-row>
            <table:table-cell office:value-type="string">
              <text:p>157</text:p>
            </table:table-cell>
            <table:table-cell office:value-type="float" office:value="157"/>
            <table:table-cell office:value-type="float" office:value="331"/>
          </table:table-row>
          <table:table-row>
            <table:table-cell office:value-type="string">
              <text:p>158</text:p>
            </table:table-cell>
            <table:table-cell office:value-type="float" office:value="158"/>
            <table:table-cell office:value-type="float" office:value="301"/>
          </table:table-row>
          <table:table-row>
            <table:table-cell office:value-type="string">
              <text:p>159</text:p>
            </table:table-cell>
            <table:table-cell office:value-type="float" office:value="159"/>
            <table:table-cell office:value-type="float" office:value="300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420"/>
          </table:table-row>
          <table:table-row>
            <table:table-cell office:value-type="string">
              <text:p>161</text:p>
            </table:table-cell>
            <table:table-cell office:value-type="float" office:value="161"/>
            <table:table-cell office:value-type="float" office:value="308"/>
          </table:table-row>
          <table:table-row>
            <table:table-cell office:value-type="string">
              <text:p>162</text:p>
            </table:table-cell>
            <table:table-cell office:value-type="float" office:value="162"/>
            <table:table-cell office:value-type="float" office:value="279"/>
          </table:table-row>
          <table:table-row>
            <table:table-cell office:value-type="string">
              <text:p>163</text:p>
            </table:table-cell>
            <table:table-cell office:value-type="float" office:value="163"/>
            <table:table-cell office:value-type="float" office:value="306"/>
          </table:table-row>
          <table:table-row>
            <table:table-cell office:value-type="string">
              <text:p>164</text:p>
            </table:table-cell>
            <table:table-cell office:value-type="float" office:value="164"/>
            <table:table-cell office:value-type="float" office:value="331"/>
          </table:table-row>
          <table:table-row>
            <table:table-cell office:value-type="string">
              <text:p>165</text:p>
            </table:table-cell>
            <table:table-cell office:value-type="float" office:value="165"/>
            <table:table-cell office:value-type="float" office:value="329"/>
          </table:table-row>
          <table:table-row>
            <table:table-cell office:value-type="string">
              <text:p>166</text:p>
            </table:table-cell>
            <table:table-cell office:value-type="float" office:value="166"/>
            <table:table-cell office:value-type="float" office:value="372"/>
          </table:table-row>
          <table:table-row>
            <table:table-cell office:value-type="string">
              <text:p>167</text:p>
            </table:table-cell>
            <table:table-cell office:value-type="float" office:value="167"/>
            <table:table-cell office:value-type="float" office:value="307"/>
          </table:table-row>
          <table:table-row>
            <table:table-cell office:value-type="string">
              <text:p>168</text:p>
            </table:table-cell>
            <table:table-cell office:value-type="float" office:value="168"/>
            <table:table-cell office:value-type="float" office:value="304"/>
          </table:table-row>
          <table:table-row>
            <table:table-cell office:value-type="string">
              <text:p>169</text:p>
            </table:table-cell>
            <table:table-cell office:value-type="float" office:value="169"/>
            <table:table-cell office:value-type="float" office:value="251"/>
          </table:table-row>
          <table:table-row>
            <table:table-cell office:value-type="string">
              <text:p>170</text:p>
            </table:table-cell>
            <table:table-cell office:value-type="float" office:value="170"/>
            <table:table-cell office:value-type="float" office:value="193"/>
          </table:table-row>
          <table:table-row>
            <table:table-cell office:value-type="string">
              <text:p>171</text:p>
            </table:table-cell>
            <table:table-cell office:value-type="float" office:value="171"/>
            <table:table-cell office:value-type="float" office:value="255"/>
          </table:table-row>
          <table:table-row>
            <table:table-cell office:value-type="string">
              <text:p>172</text:p>
            </table:table-cell>
            <table:table-cell office:value-type="float" office:value="172"/>
            <table:table-cell office:value-type="float" office:value="202"/>
          </table:table-row>
          <table:table-row>
            <table:table-cell office:value-type="string">
              <text:p>173</text:p>
            </table:table-cell>
            <table:table-cell office:value-type="float" office:value="173"/>
            <table:table-cell office:value-type="float" office:value="251"/>
          </table:table-row>
          <table:table-row>
            <table:table-cell office:value-type="string">
              <text:p>174</text:p>
            </table:table-cell>
            <table:table-cell office:value-type="float" office:value="174"/>
            <table:table-cell office:value-type="float" office:value="269"/>
          </table:table-row>
          <table:table-row>
            <table:table-cell office:value-type="string">
              <text:p>175</text:p>
            </table:table-cell>
            <table:table-cell office:value-type="float" office:value="175"/>
            <table:table-cell office:value-type="float" office:value="269"/>
          </table:table-row>
          <table:table-row>
            <table:table-cell office:value-type="string">
              <text:p>176</text:p>
            </table:table-cell>
            <table:table-cell office:value-type="float" office:value="176"/>
            <table:table-cell office:value-type="float" office:value="277"/>
          </table:table-row>
          <table:table-row>
            <table:table-cell office:value-type="string">
              <text:p>177</text:p>
            </table:table-cell>
            <table:table-cell office:value-type="float" office:value="177"/>
            <table:table-cell office:value-type="float" office:value="269"/>
          </table:table-row>
          <table:table-row>
            <table:table-cell office:value-type="string">
              <text:p>178</text:p>
            </table:table-cell>
            <table:table-cell office:value-type="float" office:value="178"/>
            <table:table-cell office:value-type="float" office:value="283"/>
          </table:table-row>
          <table:table-row>
            <table:table-cell office:value-type="string">
              <text:p>179</text:p>
            </table:table-cell>
            <table:table-cell office:value-type="float" office:value="179"/>
            <table:table-cell office:value-type="float" office:value="269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212"/>
          </table:table-row>
          <table:table-row>
            <table:table-cell office:value-type="string">
              <text:p>181</text:p>
            </table:table-cell>
            <table:table-cell office:value-type="float" office:value="181"/>
            <table:table-cell office:value-type="float" office:value="158"/>
          </table:table-row>
          <table:table-row>
            <table:table-cell office:value-type="string">
              <text:p>182</text:p>
            </table:table-cell>
            <table:table-cell office:value-type="float" office:value="182"/>
            <table:table-cell office:value-type="float" office:value="239"/>
          </table:table-row>
          <table:table-row>
            <table:table-cell office:value-type="string">
              <text:p>183</text:p>
            </table:table-cell>
            <table:table-cell office:value-type="float" office:value="183"/>
            <table:table-cell office:value-type="float" office:value="132"/>
          </table:table-row>
          <table:table-row>
            <table:table-cell office:value-type="string">
              <text:p>184</text:p>
            </table:table-cell>
            <table:table-cell office:value-type="float" office:value="184"/>
            <table:table-cell office:value-type="float" office:value="148"/>
          </table:table-row>
          <table:table-row>
            <table:table-cell office:value-type="string">
              <text:p>185</text:p>
            </table:table-cell>
            <table:table-cell office:value-type="float" office:value="185"/>
            <table:table-cell office:value-type="float" office:value="71"/>
          </table:table-row>
          <table:table-row>
            <table:table-cell office:value-type="string">
              <text:p>186</text:p>
            </table:table-cell>
            <table:table-cell office:value-type="float" office:value="186"/>
            <table:table-cell office:value-type="float" office:value="96"/>
          </table:table-row>
          <table:table-row>
            <table:table-cell office:value-type="string">
              <text:p>187</text:p>
            </table:table-cell>
            <table:table-cell office:value-type="float" office:value="187"/>
            <table:table-cell office:value-type="float" office:value="117"/>
          </table:table-row>
          <table:table-row>
            <table:table-cell office:value-type="string">
              <text:p>188</text:p>
            </table:table-cell>
            <table:table-cell office:value-type="float" office:value="188"/>
            <table:table-cell office:value-type="float" office:value="133"/>
          </table:table-row>
          <table:table-row>
            <table:table-cell office:value-type="string">
              <text:p>189</text:p>
            </table:table-cell>
            <table:table-cell office:value-type="float" office:value="189"/>
            <table:table-cell office:value-type="float" office:value="156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125"/>
          </table:table-row>
          <table:table-row>
            <table:table-cell office:value-type="string">
              <text:p>191</text:p>
            </table:table-cell>
            <table:table-cell office:value-type="float" office:value="191"/>
            <table:table-cell office:value-type="float" office:value="153"/>
          </table:table-row>
          <table:table-row>
            <table:table-cell office:value-type="string">
              <text:p>192</text:p>
            </table:table-cell>
            <table:table-cell office:value-type="float" office:value="192"/>
            <table:table-cell office:value-type="float" office:value="147"/>
          </table:table-row>
          <table:table-row>
            <table:table-cell office:value-type="string">
              <text:p>193</text:p>
            </table:table-cell>
            <table:table-cell office:value-type="float" office:value="193"/>
            <table:table-cell office:value-type="float" office:value="147"/>
          </table:table-row>
          <table:table-row>
            <table:table-cell office:value-type="string">
              <text:p>194</text:p>
            </table:table-cell>
            <table:table-cell office:value-type="float" office:value="194"/>
            <table:table-cell office:value-type="float" office:value="151"/>
          </table:table-row>
          <table:table-row>
            <table:table-cell office:value-type="string">
              <text:p>195</text:p>
            </table:table-cell>
            <table:table-cell office:value-type="float" office:value="195"/>
            <table:table-cell office:value-type="float" office:value="153"/>
          </table:table-row>
          <table:table-row>
            <table:table-cell office:value-type="string">
              <text:p>196</text:p>
            </table:table-cell>
            <table:table-cell office:value-type="float" office:value="196"/>
            <table:table-cell office:value-type="float" office:value="199"/>
          </table:table-row>
          <table:table-row>
            <table:table-cell office:value-type="string">
              <text:p>197</text:p>
            </table:table-cell>
            <table:table-cell office:value-type="float" office:value="197"/>
            <table:table-cell office:value-type="float" office:value="219"/>
          </table:table-row>
          <table:table-row>
            <table:table-cell office:value-type="string">
              <text:p>198</text:p>
            </table:table-cell>
            <table:table-cell office:value-type="float" office:value="198"/>
            <table:table-cell office:value-type="float" office:value="218"/>
          </table:table-row>
          <table:table-row>
            <table:table-cell office:value-type="string">
              <text:p>199</text:p>
            </table:table-cell>
            <table:table-cell office:value-type="float" office:value="199"/>
            <table:table-cell office:value-type="float" office:value="52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166"/>
          </table:table-row>
          <table:table-row>
            <table:table-cell office:value-type="string">
              <text:p>201</text:p>
            </table:table-cell>
            <table:table-cell office:value-type="float" office:value="201"/>
            <table:table-cell office:value-type="float" office:value="212"/>
          </table:table-row>
          <table:table-row>
            <table:table-cell office:value-type="string">
              <text:p>202</text:p>
            </table:table-cell>
            <table:table-cell office:value-type="float" office:value="202"/>
            <table:table-cell office:value-type="float" office:value="199"/>
          </table:table-row>
          <table:table-row>
            <table:table-cell office:value-type="string">
              <text:p>203</text:p>
            </table:table-cell>
            <table:table-cell office:value-type="float" office:value="203"/>
            <table:table-cell office:value-type="float" office:value="219"/>
          </table:table-row>
          <table:table-row>
            <table:table-cell office:value-type="string">
              <text:p>204</text:p>
            </table:table-cell>
            <table:table-cell office:value-type="float" office:value="204"/>
            <table:table-cell office:value-type="float" office:value="122"/>
          </table:table-row>
          <table:table-row>
            <table:table-cell office:value-type="string">
              <text:p>205</text:p>
            </table:table-cell>
            <table:table-cell office:value-type="float" office:value="205"/>
            <table:table-cell office:value-type="float" office:value="51"/>
          </table:table-row>
          <table:table-row>
            <table:table-cell office:value-type="string">
              <text:p>206</text:p>
            </table:table-cell>
            <table:table-cell office:value-type="float" office:value="206"/>
            <table:table-cell office:value-type="float" office:value="46"/>
          </table:table-row>
          <table:table-row>
            <table:table-cell office:value-type="string">
              <text:p>207</text:p>
            </table:table-cell>
            <table:table-cell office:value-type="float" office:value="207"/>
            <table:table-cell office:value-type="float" office:value="73"/>
          </table:table-row>
          <table:table-row>
            <table:table-cell office:value-type="string">
              <text:p>208</text:p>
            </table:table-cell>
            <table:table-cell office:value-type="float" office:value="208"/>
            <table:table-cell office:value-type="float" office:value="79"/>
          </table:table-row>
          <table:table-row>
            <table:table-cell office:value-type="string">
              <text:p>209</text:p>
            </table:table-cell>
            <table:table-cell office:value-type="float" office:value="209"/>
            <table:table-cell office:value-type="float" office:value="79"/>
          </table:table-row>
          <table:table-row>
            <table:table-cell office:value-type="string">
              <text:p>210</text:p>
            </table:table-cell>
            <table:table-cell office:value-type="float" office:value="210"/>
            <table:table-cell office:value-type="float" office:value="64"/>
          </table:table-row>
          <table:table-row>
            <table:table-cell office:value-type="string">
              <text:p>211</text:p>
            </table:table-cell>
            <table:table-cell office:value-type="float" office:value="211"/>
            <table:table-cell office:value-type="float" office:value="92"/>
          </table:table-row>
          <table:table-row>
            <table:table-cell office:value-type="string">
              <text:p>212</text:p>
            </table:table-cell>
            <table:table-cell office:value-type="float" office:value="212"/>
            <table:table-cell office:value-type="float" office:value="142"/>
          </table:table-row>
          <table:table-row>
            <table:table-cell office:value-type="string">
              <text:p>213</text:p>
            </table:table-cell>
            <table:table-cell office:value-type="float" office:value="213"/>
            <table:table-cell office:value-type="float" office:value="156"/>
          </table:table-row>
          <table:table-row>
            <table:table-cell office:value-type="string">
              <text:p>214</text:p>
            </table:table-cell>
            <table:table-cell office:value-type="float" office:value="214"/>
            <table:table-cell office:value-type="float" office:value="158"/>
          </table:table-row>
          <table:table-row>
            <table:table-cell office:value-type="string">
              <text:p>215</text:p>
            </table:table-cell>
            <table:table-cell office:value-type="float" office:value="215"/>
            <table:table-cell office:value-type="float" office:value="160"/>
          </table:table-row>
          <table:table-row>
            <table:table-cell office:value-type="string">
              <text:p>216</text:p>
            </table:table-cell>
            <table:table-cell office:value-type="float" office:value="216"/>
            <table:table-cell office:value-type="float" office:value="192"/>
          </table:table-row>
          <table:table-row>
            <table:table-cell office:value-type="string">
              <text:p>217</text:p>
            </table:table-cell>
            <table:table-cell office:value-type="float" office:value="217"/>
            <table:table-cell office:value-type="float" office:value="209"/>
          </table:table-row>
          <table:table-row>
            <table:table-cell office:value-type="string">
              <text:p>218</text:p>
            </table:table-cell>
            <table:table-cell office:value-type="float" office:value="218"/>
            <table:table-cell office:value-type="float" office:value="249"/>
          </table:table-row>
          <table:table-row>
            <table:table-cell office:value-type="string">
              <text:p>219</text:p>
            </table:table-cell>
            <table:table-cell office:value-type="float" office:value="219"/>
            <table:table-cell office:value-type="float" office:value="252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245"/>
          </table:table-row>
          <table:table-row>
            <table:table-cell office:value-type="string">
              <text:p>221</text:p>
            </table:table-cell>
            <table:table-cell office:value-type="float" office:value="221"/>
            <table:table-cell office:value-type="float" office:value="236"/>
          </table:table-row>
          <table:table-row>
            <table:table-cell office:value-type="string">
              <text:p>222</text:p>
            </table:table-cell>
            <table:table-cell office:value-type="float" office:value="222"/>
            <table:table-cell office:value-type="float" office:value="123"/>
          </table:table-row>
          <table:table-row>
            <table:table-cell office:value-type="string">
              <text:p>223</text:p>
            </table:table-cell>
            <table:table-cell office:value-type="float" office:value="223"/>
            <table:table-cell office:value-type="float" office:value="210"/>
          </table:table-row>
          <table:table-row>
            <table:table-cell office:value-type="string">
              <text:p>224</text:p>
            </table:table-cell>
            <table:table-cell office:value-type="float" office:value="224"/>
            <table:table-cell office:value-type="float" office:value="191"/>
          </table:table-row>
          <table:table-row>
            <table:table-cell office:value-type="string">
              <text:p>225</text:p>
            </table:table-cell>
            <table:table-cell office:value-type="float" office:value="225"/>
            <table:table-cell office:value-type="float" office:value="192"/>
          </table:table-row>
          <table:table-row>
            <table:table-cell office:value-type="string">
              <text:p>226</text:p>
            </table:table-cell>
            <table:table-cell office:value-type="float" office:value="226"/>
            <table:table-cell office:value-type="float" office:value="206"/>
          </table:table-row>
          <table:table-row>
            <table:table-cell office:value-type="string">
              <text:p>227</text:p>
            </table:table-cell>
            <table:table-cell office:value-type="float" office:value="227"/>
            <table:table-cell office:value-type="float" office:value="297"/>
          </table:table-row>
          <table:table-row>
            <table:table-cell office:value-type="string">
              <text:p>228</text:p>
            </table:table-cell>
            <table:table-cell office:value-type="float" office:value="228"/>
            <table:table-cell office:value-type="float" office:value="111"/>
          </table:table-row>
          <table:table-row>
            <table:table-cell office:value-type="string">
              <text:p>229</text:p>
            </table:table-cell>
            <table:table-cell office:value-type="float" office:value="229"/>
            <table:table-cell office:value-type="float" office:value="70"/>
          </table:table-row>
          <table:table-row>
            <table:table-cell office:value-type="string">
              <text:p>230</text:p>
            </table:table-cell>
            <table:table-cell office:value-type="float" office:value="230"/>
            <table:table-cell office:value-type="float" office:value="287"/>
          </table:table-row>
          <table:table-row>
            <table:table-cell office:value-type="string">
              <text:p>231</text:p>
            </table:table-cell>
            <table:table-cell office:value-type="float" office:value="231"/>
            <table:table-cell office:value-type="float" office:value="272"/>
          </table:table-row>
          <table:table-row>
            <table:table-cell office:value-type="string">
              <text:p>232</text:p>
            </table:table-cell>
            <table:table-cell office:value-type="float" office:value="232"/>
            <table:table-cell office:value-type="float" office:value="223"/>
          </table:table-row>
          <table:table-row>
            <table:table-cell office:value-type="string">
              <text:p>233</text:p>
            </table:table-cell>
            <table:table-cell office:value-type="float" office:value="233"/>
            <table:table-cell office:value-type="float" office:value="257"/>
          </table:table-row>
          <table:table-row>
            <table:table-cell office:value-type="string">
              <text:p>234</text:p>
            </table:table-cell>
            <table:table-cell office:value-type="float" office:value="234"/>
            <table:table-cell office:value-type="float" office:value="256"/>
          </table:table-row>
          <table:table-row>
            <table:table-cell office:value-type="string">
              <text:p>235</text:p>
            </table:table-cell>
            <table:table-cell office:value-type="float" office:value="235"/>
            <table:table-cell office:value-type="float" office:value="259"/>
          </table:table-row>
          <table:table-row>
            <table:table-cell office:value-type="string">
              <text:p>236</text:p>
            </table:table-cell>
            <table:table-cell office:value-type="float" office:value="236"/>
            <table:table-cell office:value-type="float" office:value="218"/>
          </table:table-row>
          <table:table-row>
            <table:table-cell office:value-type="string">
              <text:p>237</text:p>
            </table:table-cell>
            <table:table-cell office:value-type="float" office:value="237"/>
            <table:table-cell office:value-type="float" office:value="328"/>
          </table:table-row>
          <table:table-row>
            <table:table-cell office:value-type="string">
              <text:p>238</text:p>
            </table:table-cell>
            <table:table-cell office:value-type="float" office:value="238"/>
            <table:table-cell office:value-type="float" office:value="365"/>
          </table:table-row>
          <table:table-row>
            <table:table-cell office:value-type="string">
              <text:p>239</text:p>
            </table:table-cell>
            <table:table-cell office:value-type="float" office:value="239"/>
            <table:table-cell office:value-type="float" office:value="351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360"/>
          </table:table-row>
          <table:table-row>
            <table:table-cell office:value-type="string">
              <text:p>241</text:p>
            </table:table-cell>
            <table:table-cell office:value-type="float" office:value="241"/>
            <table:table-cell office:value-type="float" office:value="370"/>
          </table:table-row>
          <table:table-row>
            <table:table-cell office:value-type="string">
              <text:p>242</text:p>
            </table:table-cell>
            <table:table-cell office:value-type="float" office:value="242"/>
            <table:table-cell office:value-type="float" office:value="414"/>
          </table:table-row>
          <table:table-row>
            <table:table-cell office:value-type="string">
              <text:p>243</text:p>
            </table:table-cell>
            <table:table-cell office:value-type="float" office:value="243"/>
            <table:table-cell office:value-type="float" office:value="409"/>
          </table:table-row>
          <table:table-row>
            <table:table-cell office:value-type="string">
              <text:p>244</text:p>
            </table:table-cell>
            <table:table-cell office:value-type="float" office:value="244"/>
            <table:table-cell office:value-type="float" office:value="431"/>
          </table:table-row>
          <table:table-row>
            <table:table-cell office:value-type="string">
              <text:p>245</text:p>
            </table:table-cell>
            <table:table-cell office:value-type="float" office:value="245"/>
            <table:table-cell office:value-type="float" office:value="435"/>
          </table:table-row>
          <table:table-row>
            <table:table-cell office:value-type="string">
              <text:p>246</text:p>
            </table:table-cell>
            <table:table-cell office:value-type="float" office:value="246"/>
            <table:table-cell office:value-type="float" office:value="422"/>
          </table:table-row>
          <table:table-row>
            <table:table-cell office:value-type="string">
              <text:p>247</text:p>
            </table:table-cell>
            <table:table-cell office:value-type="float" office:value="247"/>
            <table:table-cell office:value-type="float" office:value="435"/>
          </table:table-row>
          <table:table-row>
            <table:table-cell office:value-type="string">
              <text:p>248</text:p>
            </table:table-cell>
            <table:table-cell office:value-type="float" office:value="248"/>
            <table:table-cell office:value-type="float" office:value="403"/>
          </table:table-row>
          <table:table-row>
            <table:table-cell office:value-type="string">
              <text:p>249</text:p>
            </table:table-cell>
            <table:table-cell office:value-type="float" office:value="249"/>
            <table:table-cell office:value-type="float" office:value="370"/>
          </table:table-row>
          <table:table-row>
            <table:table-cell office:value-type="string">
              <text:p>250</text:p>
            </table:table-cell>
            <table:table-cell office:value-type="float" office:value="250"/>
            <table:table-cell office:value-type="float" office:value="370"/>
          </table:table-row>
          <table:table-row>
            <table:table-cell office:value-type="string">
              <text:p>251</text:p>
            </table:table-cell>
            <table:table-cell office:value-type="float" office:value="251"/>
            <table:table-cell office:value-type="float" office:value="422"/>
          </table:table-row>
          <table:table-row>
            <table:table-cell office:value-type="string">
              <text:p>252</text:p>
            </table:table-cell>
            <table:table-cell office:value-type="float" office:value="252"/>
            <table:table-cell office:value-type="float" office:value="424"/>
          </table:table-row>
          <table:table-row>
            <table:table-cell office:value-type="string">
              <text:p>253</text:p>
            </table:table-cell>
            <table:table-cell office:value-type="float" office:value="253"/>
            <table:table-cell office:value-type="float" office:value="402"/>
          </table:table-row>
          <table:table-row>
            <table:table-cell office:value-type="string">
              <text:p>254</text:p>
            </table:table-cell>
            <table:table-cell office:value-type="float" office:value="254"/>
            <table:table-cell office:value-type="float" office:value="376"/>
          </table:table-row>
          <table:table-row>
            <table:table-cell office:value-type="string">
              <text:p>255</text:p>
            </table:table-cell>
            <table:table-cell office:value-type="float" office:value="255"/>
            <table:table-cell office:value-type="float" office:value="403"/>
          </table:table-row>
          <table:table-row>
            <table:table-cell office:value-type="string">
              <text:p>256</text:p>
            </table:table-cell>
            <table:table-cell office:value-type="float" office:value="256"/>
            <table:table-cell office:value-type="float" office:value="444"/>
          </table:table-row>
          <table:table-row>
            <table:table-cell office:value-type="string">
              <text:p>257</text:p>
            </table:table-cell>
            <table:table-cell office:value-type="float" office:value="257"/>
            <table:table-cell office:value-type="float" office:value="373"/>
          </table:table-row>
          <table:table-row>
            <table:table-cell office:value-type="string">
              <text:p>258</text:p>
            </table:table-cell>
            <table:table-cell office:value-type="float" office:value="258"/>
            <table:table-cell office:value-type="float" office:value="179"/>
          </table:table-row>
          <table:table-row>
            <table:table-cell office:value-type="string">
              <text:p>259</text:p>
            </table:table-cell>
            <table:table-cell office:value-type="float" office:value="259"/>
            <table:table-cell office:value-type="float" office:value="222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277"/>
          </table:table-row>
          <table:table-row>
            <table:table-cell office:value-type="string">
              <text:p>261</text:p>
            </table:table-cell>
            <table:table-cell office:value-type="float" office:value="261"/>
            <table:table-cell office:value-type="float" office:value="402"/>
          </table:table-row>
          <table:table-row>
            <table:table-cell office:value-type="string">
              <text:p>262</text:p>
            </table:table-cell>
            <table:table-cell office:value-type="float" office:value="262"/>
            <table:table-cell office:value-type="float" office:value="485"/>
          </table:table-row>
          <table:table-row>
            <table:table-cell office:value-type="string">
              <text:p>263</text:p>
            </table:table-cell>
            <table:table-cell office:value-type="float" office:value="263"/>
            <table:table-cell office:value-type="float" office:value="502"/>
          </table:table-row>
          <table:table-row>
            <table:table-cell office:value-type="string">
              <text:p>264</text:p>
            </table:table-cell>
            <table:table-cell office:value-type="float" office:value="264"/>
            <table:table-cell office:value-type="float" office:value="451"/>
          </table:table-row>
          <table:table-row>
            <table:table-cell office:value-type="string">
              <text:p>265</text:p>
            </table:table-cell>
            <table:table-cell office:value-type="float" office:value="265"/>
            <table:table-cell office:value-type="float" office:value="497"/>
          </table:table-row>
          <table:table-row>
            <table:table-cell office:value-type="string">
              <text:p>266</text:p>
            </table:table-cell>
            <table:table-cell office:value-type="float" office:value="266"/>
            <table:table-cell office:value-type="float" office:value="522"/>
          </table:table-row>
          <table:table-row>
            <table:table-cell office:value-type="string">
              <text:p>267</text:p>
            </table:table-cell>
            <table:table-cell office:value-type="float" office:value="267"/>
            <table:table-cell office:value-type="float" office:value="531"/>
          </table:table-row>
          <table:table-row>
            <table:table-cell office:value-type="string">
              <text:p>268</text:p>
            </table:table-cell>
            <table:table-cell office:value-type="float" office:value="268"/>
            <table:table-cell office:value-type="float" office:value="471"/>
          </table:table-row>
          <table:table-row>
            <table:table-cell office:value-type="string">
              <text:p>269</text:p>
            </table:table-cell>
            <table:table-cell office:value-type="float" office:value="269"/>
            <table:table-cell office:value-type="float" office:value="513"/>
          </table:table-row>
          <table:table-row>
            <table:table-cell office:value-type="string">
              <text:p>270</text:p>
            </table:table-cell>
            <table:table-cell office:value-type="float" office:value="270"/>
            <table:table-cell office:value-type="float" office:value="530"/>
          </table:table-row>
          <table:table-row>
            <table:table-cell office:value-type="string">
              <text:p>271</text:p>
            </table:table-cell>
            <table:table-cell office:value-type="float" office:value="271"/>
            <table:table-cell office:value-type="float" office:value="386"/>
          </table:table-row>
          <table:table-row>
            <table:table-cell office:value-type="string">
              <text:p>272</text:p>
            </table:table-cell>
            <table:table-cell office:value-type="float" office:value="272"/>
            <table:table-cell office:value-type="float" office:value="399"/>
          </table:table-row>
          <table:table-row>
            <table:table-cell office:value-type="string">
              <text:p>273</text:p>
            </table:table-cell>
            <table:table-cell office:value-type="float" office:value="273"/>
            <table:table-cell office:value-type="float" office:value="451"/>
          </table:table-row>
          <table:table-row>
            <table:table-cell office:value-type="string">
              <text:p>274</text:p>
            </table:table-cell>
            <table:table-cell office:value-type="float" office:value="274"/>
            <table:table-cell office:value-type="float" office:value="375"/>
          </table:table-row>
          <table:table-row>
            <table:table-cell office:value-type="string">
              <text:p>275</text:p>
            </table:table-cell>
            <table:table-cell office:value-type="float" office:value="275"/>
            <table:table-cell office:value-type="float" office:value="348"/>
          </table:table-row>
          <table:table-row>
            <table:table-cell office:value-type="string">
              <text:p>276</text:p>
            </table:table-cell>
            <table:table-cell office:value-type="float" office:value="276"/>
            <table:table-cell office:value-type="float" office:value="395"/>
          </table:table-row>
          <table:table-row>
            <table:table-cell office:value-type="string">
              <text:p>277</text:p>
            </table:table-cell>
            <table:table-cell office:value-type="float" office:value="277"/>
            <table:table-cell office:value-type="float" office:value="489"/>
          </table:table-row>
          <table:table-row>
            <table:table-cell office:value-type="string">
              <text:p>278</text:p>
            </table:table-cell>
            <table:table-cell office:value-type="float" office:value="278"/>
            <table:table-cell office:value-type="float" office:value="363"/>
          </table:table-row>
          <table:table-row>
            <table:table-cell office:value-type="string">
              <text:p>279</text:p>
            </table:table-cell>
            <table:table-cell office:value-type="float" office:value="279"/>
            <table:table-cell office:value-type="float" office:value="364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359"/>
          </table:table-row>
          <table:table-row>
            <table:table-cell office:value-type="string">
              <text:p>281</text:p>
            </table:table-cell>
            <table:table-cell office:value-type="float" office:value="281"/>
            <table:table-cell office:value-type="float" office:value="364"/>
          </table:table-row>
          <table:table-row>
            <table:table-cell office:value-type="string">
              <text:p>282</text:p>
            </table:table-cell>
            <table:table-cell office:value-type="float" office:value="282"/>
            <table:table-cell office:value-type="float" office:value="347"/>
          </table:table-row>
          <table:table-row>
            <table:table-cell office:value-type="string">
              <text:p>283</text:p>
            </table:table-cell>
            <table:table-cell office:value-type="float" office:value="283"/>
            <table:table-cell office:value-type="float" office:value="334"/>
          </table:table-row>
          <table:table-row>
            <table:table-cell office:value-type="string">
              <text:p>284</text:p>
            </table:table-cell>
            <table:table-cell office:value-type="float" office:value="284"/>
            <table:table-cell office:value-type="float" office:value="330"/>
          </table:table-row>
          <table:table-row>
            <table:table-cell office:value-type="string">
              <text:p>285</text:p>
            </table:table-cell>
            <table:table-cell office:value-type="float" office:value="285"/>
            <table:table-cell office:value-type="float" office:value="331"/>
          </table:table-row>
          <table:table-row>
            <table:table-cell office:value-type="string">
              <text:p>286</text:p>
            </table:table-cell>
            <table:table-cell office:value-type="float" office:value="286"/>
            <table:table-cell office:value-type="float" office:value="339"/>
          </table:table-row>
          <table:table-row>
            <table:table-cell office:value-type="string">
              <text:p>287</text:p>
            </table:table-cell>
            <table:table-cell office:value-type="float" office:value="287"/>
            <table:table-cell office:value-type="float" office:value="355"/>
          </table:table-row>
          <table:table-row>
            <table:table-cell office:value-type="string">
              <text:p>288</text:p>
            </table:table-cell>
            <table:table-cell office:value-type="float" office:value="288"/>
            <table:table-cell office:value-type="float" office:value="340"/>
          </table:table-row>
          <table:table-row>
            <table:table-cell office:value-type="string">
              <text:p>289</text:p>
            </table:table-cell>
            <table:table-cell office:value-type="float" office:value="289"/>
            <table:table-cell office:value-type="float" office:value="361"/>
          </table:table-row>
          <table:table-row>
            <table:table-cell office:value-type="string">
              <text:p>290</text:p>
            </table:table-cell>
            <table:table-cell office:value-type="float" office:value="290"/>
            <table:table-cell office:value-type="float" office:value="360"/>
          </table:table-row>
          <table:table-row>
            <table:table-cell office:value-type="string">
              <text:p>291</text:p>
            </table:table-cell>
            <table:table-cell office:value-type="float" office:value="291"/>
            <table:table-cell office:value-type="float" office:value="339"/>
          </table:table-row>
          <table:table-row>
            <table:table-cell office:value-type="string">
              <text:p>292</text:p>
            </table:table-cell>
            <table:table-cell office:value-type="float" office:value="292"/>
            <table:table-cell office:value-type="float" office:value="134"/>
          </table:table-row>
          <table:table-row>
            <table:table-cell office:value-type="string">
              <text:p>293</text:p>
            </table:table-cell>
            <table:table-cell office:value-type="float" office:value="293"/>
            <table:table-cell office:value-type="float" office:value="114"/>
          </table:table-row>
          <table:table-row>
            <table:table-cell office:value-type="string">
              <text:p>294</text:p>
            </table:table-cell>
            <table:table-cell office:value-type="float" office:value="294"/>
            <table:table-cell office:value-type="float" office:value="226"/>
          </table:table-row>
          <table:table-row>
            <table:table-cell office:value-type="string">
              <text:p>295</text:p>
            </table:table-cell>
            <table:table-cell office:value-type="float" office:value="295"/>
            <table:table-cell office:value-type="float" office:value="276"/>
          </table:table-row>
          <table:table-row>
            <table:table-cell office:value-type="string">
              <text:p>296</text:p>
            </table:table-cell>
            <table:table-cell office:value-type="float" office:value="296"/>
            <table:table-cell office:value-type="float" office:value="282"/>
          </table:table-row>
          <table:table-row>
            <table:table-cell office:value-type="string">
              <text:p>297</text:p>
            </table:table-cell>
            <table:table-cell office:value-type="float" office:value="297"/>
            <table:table-cell office:value-type="float" office:value="287"/>
          </table:table-row>
          <table:table-row>
            <table:table-cell office:value-type="string">
              <text:p>298</text:p>
            </table:table-cell>
            <table:table-cell office:value-type="float" office:value="298"/>
            <table:table-cell office:value-type="float" office:value="275"/>
          </table:table-row>
          <table:table-row>
            <table:table-cell office:value-type="string">
              <text:p>299</text:p>
            </table:table-cell>
            <table:table-cell office:value-type="float" office:value="299"/>
            <table:table-cell office:value-type="float" office:value="102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60"/>
          </table:table-row>
          <table:table-row>
            <table:table-cell office:value-type="string">
              <text:p>301</text:p>
            </table:table-cell>
            <table:table-cell office:value-type="float" office:value="301"/>
            <table:table-cell office:value-type="float" office:value="56"/>
          </table:table-row>
          <table:table-row>
            <table:table-cell office:value-type="string">
              <text:p>302</text:p>
            </table:table-cell>
            <table:table-cell office:value-type="float" office:value="302"/>
            <table:table-cell office:value-type="float" office:value="38"/>
          </table:table-row>
          <table:table-row>
            <table:table-cell office:value-type="string">
              <text:p>303</text:p>
            </table:table-cell>
            <table:table-cell office:value-type="float" office:value="303"/>
            <table:table-cell office:value-type="float" office:value="160"/>
          </table:table-row>
          <table:table-row>
            <table:table-cell office:value-type="string">
              <text:p>304</text:p>
            </table:table-cell>
            <table:table-cell office:value-type="float" office:value="304"/>
            <table:table-cell office:value-type="float" office:value="231"/>
          </table:table-row>
          <table:table-row>
            <table:table-cell office:value-type="string">
              <text:p>305</text:p>
            </table:table-cell>
            <table:table-cell office:value-type="float" office:value="305"/>
            <table:table-cell office:value-type="float" office:value="307"/>
          </table:table-row>
          <table:table-row>
            <table:table-cell office:value-type="string">
              <text:p>306</text:p>
            </table:table-cell>
            <table:table-cell office:value-type="float" office:value="306"/>
            <table:table-cell office:value-type="float" office:value="283"/>
          </table:table-row>
          <table:table-row>
            <table:table-cell office:value-type="string">
              <text:p>307</text:p>
            </table:table-cell>
            <table:table-cell office:value-type="float" office:value="307"/>
            <table:table-cell office:value-type="float" office:value="299"/>
          </table:table-row>
          <table:table-row>
            <table:table-cell office:value-type="string">
              <text:p>308</text:p>
            </table:table-cell>
            <table:table-cell office:value-type="float" office:value="308"/>
            <table:table-cell office:value-type="float" office:value="224"/>
          </table:table-row>
          <table:table-row>
            <table:table-cell office:value-type="string">
              <text:p>309</text:p>
            </table:table-cell>
            <table:table-cell office:value-type="float" office:value="309"/>
            <table:table-cell office:value-type="float" office:value="282"/>
          </table:table-row>
          <table:table-row>
            <table:table-cell office:value-type="string">
              <text:p>310</text:p>
            </table:table-cell>
            <table:table-cell office:value-type="float" office:value="310"/>
            <table:table-cell office:value-type="float" office:value="224"/>
          </table:table-row>
          <table:table-row>
            <table:table-cell office:value-type="string">
              <text:p>311</text:p>
            </table:table-cell>
            <table:table-cell office:value-type="float" office:value="311"/>
            <table:table-cell office:value-type="float" office:value="332"/>
          </table:table-row>
          <table:table-row>
            <table:table-cell office:value-type="string">
              <text:p>312</text:p>
            </table:table-cell>
            <table:table-cell office:value-type="float" office:value="312"/>
            <table:table-cell office:value-type="float" office:value="225"/>
          </table:table-row>
          <table:table-row>
            <table:table-cell office:value-type="string">
              <text:p>313</text:p>
            </table:table-cell>
            <table:table-cell office:value-type="float" office:value="313"/>
            <table:table-cell office:value-type="float" office:value="332"/>
          </table:table-row>
          <table:table-row>
            <table:table-cell office:value-type="string">
              <text:p>314</text:p>
            </table:table-cell>
            <table:table-cell office:value-type="float" office:value="314"/>
            <table:table-cell office:value-type="float" office:value="276"/>
          </table:table-row>
          <table:table-row>
            <table:table-cell office:value-type="string">
              <text:p>315</text:p>
            </table:table-cell>
            <table:table-cell office:value-type="float" office:value="315"/>
            <table:table-cell office:value-type="float" office:value="275"/>
          </table:table-row>
          <table:table-row>
            <table:table-cell office:value-type="string">
              <text:p>316</text:p>
            </table:table-cell>
            <table:table-cell office:value-type="float" office:value="316"/>
            <table:table-cell office:value-type="float" office:value="241"/>
          </table:table-row>
          <table:table-row>
            <table:table-cell office:value-type="string">
              <text:p>317</text:p>
            </table:table-cell>
            <table:table-cell office:value-type="float" office:value="317"/>
            <table:table-cell office:value-type="float" office:value="198"/>
          </table:table-row>
          <table:table-row>
            <table:table-cell office:value-type="string">
              <text:p>318</text:p>
            </table:table-cell>
            <table:table-cell office:value-type="float" office:value="318"/>
            <table:table-cell office:value-type="float" office:value="209"/>
          </table:table-row>
          <table:table-row>
            <table:table-cell office:value-type="string">
              <text:p>319</text:p>
            </table:table-cell>
            <table:table-cell office:value-type="float" office:value="319"/>
            <table:table-cell office:value-type="float" office:value="149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149"/>
          </table:table-row>
          <table:table-row>
            <table:table-cell office:value-type="string">
              <text:p>321</text:p>
            </table:table-cell>
            <table:table-cell office:value-type="float" office:value="321"/>
            <table:table-cell office:value-type="float" office:value="209"/>
          </table:table-row>
          <table:table-row>
            <table:table-cell office:value-type="string">
              <text:p>322</text:p>
            </table:table-cell>
            <table:table-cell office:value-type="float" office:value="322"/>
            <table:table-cell office:value-type="float" office:value="186"/>
          </table:table-row>
          <table:table-row>
            <table:table-cell office:value-type="string">
              <text:p>323</text:p>
            </table:table-cell>
            <table:table-cell office:value-type="float" office:value="323"/>
            <table:table-cell office:value-type="float" office:value="59"/>
          </table:table-row>
          <table:table-row>
            <table:table-cell office:value-type="string">
              <text:p>324</text:p>
            </table:table-cell>
            <table:table-cell office:value-type="float" office:value="324"/>
            <table:table-cell office:value-type="float" office:value="165"/>
          </table:table-row>
          <table:table-row>
            <table:table-cell office:value-type="string">
              <text:p>325</text:p>
            </table:table-cell>
            <table:table-cell office:value-type="float" office:value="325"/>
            <table:table-cell office:value-type="float" office:value="170"/>
          </table:table-row>
          <table:table-row>
            <table:table-cell office:value-type="string">
              <text:p>326</text:p>
            </table:table-cell>
            <table:table-cell office:value-type="float" office:value="326"/>
            <table:table-cell office:value-type="float" office:value="235"/>
          </table:table-row>
          <table:table-row>
            <table:table-cell office:value-type="string">
              <text:p>327</text:p>
            </table:table-cell>
            <table:table-cell office:value-type="float" office:value="327"/>
            <table:table-cell office:value-type="float" office:value="303"/>
          </table:table-row>
          <table:table-row>
            <table:table-cell office:value-type="string">
              <text:p>328</text:p>
            </table:table-cell>
            <table:table-cell office:value-type="float" office:value="328"/>
            <table:table-cell office:value-type="float" office:value="315"/>
          </table:table-row>
          <table:table-row>
            <table:table-cell office:value-type="string">
              <text:p>329</text:p>
            </table:table-cell>
            <table:table-cell office:value-type="float" office:value="329"/>
            <table:table-cell office:value-type="float" office:value="243"/>
          </table:table-row>
          <table:table-row>
            <table:table-cell office:value-type="string">
              <text:p>330</text:p>
            </table:table-cell>
            <table:table-cell office:value-type="float" office:value="330"/>
            <table:table-cell office:value-type="float" office:value="238"/>
          </table:table-row>
          <table:table-row>
            <table:table-cell office:value-type="string">
              <text:p>331</text:p>
            </table:table-cell>
            <table:table-cell office:value-type="float" office:value="331"/>
            <table:table-cell office:value-type="float" office:value="232"/>
          </table:table-row>
          <table:table-row>
            <table:table-cell office:value-type="string">
              <text:p>332</text:p>
            </table:table-cell>
            <table:table-cell office:value-type="float" office:value="332"/>
            <table:table-cell office:value-type="float" office:value="215"/>
          </table:table-row>
          <table:table-row>
            <table:table-cell office:value-type="string">
              <text:p>333</text:p>
            </table:table-cell>
            <table:table-cell office:value-type="float" office:value="333"/>
            <table:table-cell office:value-type="float" office:value="206"/>
          </table:table-row>
          <table:table-row>
            <table:table-cell office:value-type="string">
              <text:p>334</text:p>
            </table:table-cell>
            <table:table-cell office:value-type="float" office:value="334"/>
            <table:table-cell office:value-type="float" office:value="76"/>
          </table:table-row>
          <table:table-row>
            <table:table-cell office:value-type="string">
              <text:p>335</text:p>
            </table:table-cell>
            <table:table-cell office:value-type="float" office:value="335"/>
            <table:table-cell office:value-type="float" office:value="87"/>
          </table:table-row>
          <table:table-row>
            <table:table-cell office:value-type="string">
              <text:p>336</text:p>
            </table:table-cell>
            <table:table-cell office:value-type="float" office:value="336"/>
            <table:table-cell office:value-type="float" office:value="28"/>
          </table:table-row>
          <table:table-row>
            <table:table-cell office:value-type="string">
              <text:p>337</text:p>
            </table:table-cell>
            <table:table-cell office:value-type="float" office:value="337"/>
            <table:table-cell office:value-type="float" office:value="49"/>
          </table:table-row>
          <table:table-row>
            <table:table-cell office:value-type="string">
              <text:p>338</text:p>
            </table:table-cell>
            <table:table-cell office:value-type="float" office:value="338"/>
            <table:table-cell office:value-type="float" office:value="67"/>
          </table:table-row>
          <table:table-row>
            <table:table-cell office:value-type="string">
              <text:p>339</text:p>
            </table:table-cell>
            <table:table-cell office:value-type="float" office:value="339"/>
            <table:table-cell office:value-type="float" office:value="57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78"/>
          </table:table-row>
          <table:table-row>
            <table:table-cell office:value-type="string">
              <text:p>341</text:p>
            </table:table-cell>
            <table:table-cell office:value-type="float" office:value="341"/>
            <table:table-cell office:value-type="float" office:value="98"/>
          </table:table-row>
          <table:table-row>
            <table:table-cell office:value-type="string">
              <text:p>342</text:p>
            </table:table-cell>
            <table:table-cell office:value-type="float" office:value="342"/>
            <table:table-cell office:value-type="float" office:value="74"/>
          </table:table-row>
          <table:table-row>
            <table:table-cell office:value-type="string">
              <text:p>343</text:p>
            </table:table-cell>
            <table:table-cell office:value-type="float" office:value="343"/>
            <table:table-cell office:value-type="float" office:value="214"/>
          </table:table-row>
          <table:table-row>
            <table:table-cell office:value-type="string">
              <text:p>344</text:p>
            </table:table-cell>
            <table:table-cell office:value-type="float" office:value="344"/>
            <table:table-cell office:value-type="float" office:value="191"/>
          </table:table-row>
          <table:table-row>
            <table:table-cell office:value-type="string">
              <text:p>345</text:p>
            </table:table-cell>
            <table:table-cell office:value-type="float" office:value="345"/>
            <table:table-cell office:value-type="float" office:value="232"/>
          </table:table-row>
          <table:table-row>
            <table:table-cell office:value-type="string">
              <text:p>346</text:p>
            </table:table-cell>
            <table:table-cell office:value-type="float" office:value="346"/>
            <table:table-cell office:value-type="float" office:value="193"/>
          </table:table-row>
          <table:table-row>
            <table:table-cell office:value-type="string">
              <text:p>347</text:p>
            </table:table-cell>
            <table:table-cell office:value-type="float" office:value="347"/>
            <table:table-cell office:value-type="float" office:value="181"/>
          </table:table-row>
          <table:table-row>
            <table:table-cell office:value-type="string">
              <text:p>348</text:p>
            </table:table-cell>
            <table:table-cell office:value-type="float" office:value="348"/>
            <table:table-cell office:value-type="float" office:value="249"/>
          </table:table-row>
          <table:table-row>
            <table:table-cell office:value-type="string">
              <text:p>349</text:p>
            </table:table-cell>
            <table:table-cell office:value-type="float" office:value="349"/>
            <table:table-cell office:value-type="float" office:value="195"/>
          </table:table-row>
          <table:table-row>
            <table:table-cell office:value-type="string">
              <text:p>350</text:p>
            </table:table-cell>
            <table:table-cell office:value-type="float" office:value="350"/>
            <table:table-cell office:value-type="float" office:value="265"/>
          </table:table-row>
          <table:table-row>
            <table:table-cell office:value-type="string">
              <text:p>351</text:p>
            </table:table-cell>
            <table:table-cell office:value-type="float" office:value="351"/>
            <table:table-cell office:value-type="float" office:value="228"/>
          </table:table-row>
          <table:table-row>
            <table:table-cell office:value-type="string">
              <text:p>352</text:p>
            </table:table-cell>
            <table:table-cell office:value-type="float" office:value="352"/>
            <table:table-cell office:value-type="float" office:value="246"/>
          </table:table-row>
          <table:table-row>
            <table:table-cell office:value-type="string">
              <text:p>353</text:p>
            </table:table-cell>
            <table:table-cell office:value-type="float" office:value="353"/>
            <table:table-cell office:value-type="float" office:value="267"/>
          </table:table-row>
          <table:table-row>
            <table:table-cell office:value-type="string">
              <text:p>354</text:p>
            </table:table-cell>
            <table:table-cell office:value-type="float" office:value="354"/>
            <table:table-cell office:value-type="float" office:value="260"/>
          </table:table-row>
          <table:table-row>
            <table:table-cell office:value-type="string">
              <text:p>355</text:p>
            </table:table-cell>
            <table:table-cell office:value-type="float" office:value="355"/>
            <table:table-cell office:value-type="float" office:value="265"/>
          </table:table-row>
          <table:table-row>
            <table:table-cell office:value-type="string">
              <text:p>356</text:p>
            </table:table-cell>
            <table:table-cell office:value-type="float" office:value="356"/>
            <table:table-cell office:value-type="float" office:value="266"/>
          </table:table-row>
          <table:table-row>
            <table:table-cell office:value-type="string">
              <text:p>357</text:p>
            </table:table-cell>
            <table:table-cell office:value-type="float" office:value="357"/>
            <table:table-cell office:value-type="float" office:value="298"/>
          </table:table-row>
          <table:table-row>
            <table:table-cell office:value-type="string">
              <text:p>358</text:p>
            </table:table-cell>
            <table:table-cell office:value-type="float" office:value="358"/>
            <table:table-cell office:value-type="float" office:value="162"/>
          </table:table-row>
          <table:table-row>
            <table:table-cell office:value-type="string">
              <text:p>359</text:p>
            </table:table-cell>
            <table:table-cell office:value-type="float" office:value="359"/>
            <table:table-cell office:value-type="float" office:value="186"/>
          </table:table-row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118"/>
          </table:table-row>
          <table:table-row>
            <table:table-cell office:value-type="string">
              <text:p>361</text:p>
            </table:table-cell>
            <table:table-cell office:value-type="float" office:value="361"/>
            <table:table-cell office:value-type="float" office:value="152"/>
          </table:table-row>
          <table:table-row>
            <table:table-cell office:value-type="string">
              <text:p>362</text:p>
            </table:table-cell>
            <table:table-cell office:value-type="float" office:value="362"/>
            <table:table-cell office:value-type="float" office:value="69"/>
          </table:table-row>
          <table:table-row>
            <table:table-cell office:value-type="string">
              <text:p>363</text:p>
            </table:table-cell>
            <table:table-cell office:value-type="float" office:value="363"/>
            <table:table-cell office:value-type="float" office:value="92"/>
          </table:table-row>
          <table:table-row>
            <table:table-cell office:value-type="string">
              <text:p>364</text:p>
            </table:table-cell>
            <table:table-cell office:value-type="float" office:value="364"/>
            <table:table-cell office:value-type="float" office:value="145"/>
          </table:table-row>
          <table:table-row>
            <table:table-cell office:value-type="string">
              <text:p>365</text:p>
            </table:table-cell>
            <table:table-cell office:value-type="float" office:value="365"/>
            <table:table-cell office:value-type="float" office:value="165"/>
          </table:table-row>
          <table:table-row>
            <table:table-cell office:value-type="string">
              <text:p>366</text:p>
            </table:table-cell>
            <table:table-cell office:value-type="float" office:value="366"/>
            <table:table-cell office:value-type="float" office:value="113"/>
          </table:table-row>
          <table:table-row>
            <table:table-cell office:value-type="string">
              <text:p>367</text:p>
            </table:table-cell>
            <table:table-cell office:value-type="float" office:value="367"/>
            <table:table-cell office:value-type="float" office:value="121"/>
          </table:table-row>
          <table:table-row>
            <table:table-cell office:value-type="string">
              <text:p>368</text:p>
            </table:table-cell>
            <table:table-cell office:value-type="float" office:value="368"/>
            <table:table-cell office:value-type="float" office:value="150"/>
          </table:table-row>
          <table:table-row>
            <table:table-cell office:value-type="string">
              <text:p>369</text:p>
            </table:table-cell>
            <table:table-cell office:value-type="float" office:value="369"/>
            <table:table-cell office:value-type="float" office:value="190"/>
          </table:table-row>
          <table:table-row>
            <table:table-cell office:value-type="string">
              <text:p>370</text:p>
            </table:table-cell>
            <table:table-cell office:value-type="float" office:value="370"/>
            <table:table-cell office:value-type="float" office:value="168"/>
          </table:table-row>
          <table:table-row>
            <table:table-cell office:value-type="string">
              <text:p>371</text:p>
            </table:table-cell>
            <table:table-cell office:value-type="float" office:value="371"/>
            <table:table-cell office:value-type="float" office:value="130"/>
          </table:table-row>
          <table:table-row>
            <table:table-cell office:value-type="string">
              <text:p>372</text:p>
            </table:table-cell>
            <table:table-cell office:value-type="float" office:value="372"/>
            <table:table-cell office:value-type="float" office:value="138"/>
          </table:table-row>
          <table:table-row>
            <table:table-cell office:value-type="string">
              <text:p>373</text:p>
            </table:table-cell>
            <table:table-cell office:value-type="float" office:value="373"/>
            <table:table-cell office:value-type="float" office:value="144"/>
          </table:table-row>
          <table:table-row>
            <table:table-cell office:value-type="string">
              <text:p>374</text:p>
            </table:table-cell>
            <table:table-cell office:value-type="float" office:value="374"/>
            <table:table-cell office:value-type="float" office:value="136"/>
          </table:table-row>
          <table:table-row>
            <table:table-cell office:value-type="string">
              <text:p>375</text:p>
            </table:table-cell>
            <table:table-cell office:value-type="float" office:value="375"/>
            <table:table-cell office:value-type="float" office:value="95"/>
          </table:table-row>
          <table:table-row>
            <table:table-cell office:value-type="string">
              <text:p>376</text:p>
            </table:table-cell>
            <table:table-cell office:value-type="float" office:value="376"/>
            <table:table-cell office:value-type="float" office:value="140"/>
          </table:table-row>
          <table:table-row>
            <table:table-cell office:value-type="string">
              <text:p>377</text:p>
            </table:table-cell>
            <table:table-cell office:value-type="float" office:value="377"/>
            <table:table-cell office:value-type="float" office:value="141"/>
          </table:table-row>
          <table:table-row>
            <table:table-cell office:value-type="string">
              <text:p>378</text:p>
            </table:table-cell>
            <table:table-cell office:value-type="float" office:value="378"/>
            <table:table-cell office:value-type="float" office:value="133"/>
          </table:table-row>
          <table:table-row>
            <table:table-cell office:value-type="string">
              <text:p>379</text:p>
            </table:table-cell>
            <table:table-cell office:value-type="float" office:value="379"/>
            <table:table-cell office:value-type="float" office:value="168"/>
          </table:table-row>
          <table:table-row>
            <table:table-cell office:value-type="string">
              <text:p>380</text:p>
            </table:table-cell>
            <table:table-cell office:value-type="float" office:value="380"/>
            <table:table-cell office:value-type="float" office:value="144"/>
          </table:table-row>
          <table:table-row>
            <table:table-cell office:value-type="string">
              <text:p>381</text:p>
            </table:table-cell>
            <table:table-cell office:value-type="float" office:value="381"/>
            <table:table-cell office:value-type="float" office:value="216"/>
          </table:table-row>
          <table:table-row>
            <table:table-cell office:value-type="string">
              <text:p>382</text:p>
            </table:table-cell>
            <table:table-cell office:value-type="float" office:value="382"/>
            <table:table-cell office:value-type="float" office:value="116"/>
          </table:table-row>
          <table:table-row>
            <table:table-cell office:value-type="string">
              <text:p>383</text:p>
            </table:table-cell>
            <table:table-cell office:value-type="float" office:value="383"/>
            <table:table-cell office:value-type="float" office:value="136"/>
          </table:table-row>
          <table:table-row>
            <table:table-cell office:value-type="string">
              <text:p>384</text:p>
            </table:table-cell>
            <table:table-cell office:value-type="float" office:value="384"/>
            <table:table-cell office:value-type="float" office:value="127"/>
          </table:table-row>
          <table:table-row>
            <table:table-cell office:value-type="string">
              <text:p>385</text:p>
            </table:table-cell>
            <table:table-cell office:value-type="float" office:value="385"/>
            <table:table-cell office:value-type="float" office:value="136"/>
          </table:table-row>
          <table:table-row>
            <table:table-cell office:value-type="string">
              <text:p>386</text:p>
            </table:table-cell>
            <table:table-cell office:value-type="float" office:value="386"/>
            <table:table-cell office:value-type="float" office:value="112"/>
          </table:table-row>
          <table:table-row>
            <table:table-cell office:value-type="string">
              <text:p>387</text:p>
            </table:table-cell>
            <table:table-cell office:value-type="float" office:value="387"/>
            <table:table-cell office:value-type="float" office:value="112"/>
          </table:table-row>
          <table:table-row>
            <table:table-cell office:value-type="string">
              <text:p>388</text:p>
            </table:table-cell>
            <table:table-cell office:value-type="float" office:value="388"/>
            <table:table-cell office:value-type="float" office:value="76"/>
          </table:table-row>
          <table:table-row>
            <table:table-cell office:value-type="string">
              <text:p>389</text:p>
            </table:table-cell>
            <table:table-cell office:value-type="float" office:value="389"/>
            <table:table-cell office:value-type="float" office:value="41"/>
          </table:table-row>
          <table:table-row>
            <table:table-cell office:value-type="string">
              <text:p>390</text:p>
            </table:table-cell>
            <table:table-cell office:value-type="float" office:value="390"/>
            <table:table-cell office:value-type="float" office:value="64"/>
          </table:table-row>
          <table:table-row>
            <table:table-cell office:value-type="string">
              <text:p>391</text:p>
            </table:table-cell>
            <table:table-cell office:value-type="float" office:value="391"/>
            <table:table-cell office:value-type="float" office:value="141"/>
          </table:table-row>
          <table:table-row>
            <table:table-cell office:value-type="string">
              <text:p>392</text:p>
            </table:table-cell>
            <table:table-cell office:value-type="float" office:value="392"/>
            <table:table-cell office:value-type="float" office:value="75"/>
          </table:table-row>
          <table:table-row>
            <table:table-cell office:value-type="string">
              <text:p>393</text:p>
            </table:table-cell>
            <table:table-cell office:value-type="float" office:value="393"/>
            <table:table-cell office:value-type="float" office:value="126"/>
          </table:table-row>
          <table:table-row>
            <table:table-cell office:value-type="string">
              <text:p>394</text:p>
            </table:table-cell>
            <table:table-cell office:value-type="float" office:value="394"/>
            <table:table-cell office:value-type="float" office:value="83"/>
          </table:table-row>
          <table:table-row>
            <table:table-cell office:value-type="string">
              <text:p>395</text:p>
            </table:table-cell>
            <table:table-cell office:value-type="float" office:value="395"/>
            <table:table-cell office:value-type="float" office:value="133"/>
          </table:table-row>
          <table:table-row>
            <table:table-cell office:value-type="string">
              <text:p>396</text:p>
            </table:table-cell>
            <table:table-cell office:value-type="float" office:value="396"/>
            <table:table-cell office:value-type="float" office:value="111"/>
          </table:table-row>
          <table:table-row>
            <table:table-cell office:value-type="string">
              <text:p>397</text:p>
            </table:table-cell>
            <table:table-cell office:value-type="float" office:value="397"/>
            <table:table-cell office:value-type="float" office:value="127"/>
          </table:table-row>
          <table:table-row>
            <table:table-cell office:value-type="string">
              <text:p>398</text:p>
            </table:table-cell>
            <table:table-cell office:value-type="float" office:value="398"/>
            <table:table-cell office:value-type="float" office:value="126"/>
          </table:table-row>
          <table:table-row>
            <table:table-cell office:value-type="string">
              <text:p>399</text:p>
            </table:table-cell>
            <table:table-cell office:value-type="float" office:value="399"/>
            <table:table-cell office:value-type="float" office:value="169"/>
          </table:table-row>
          <table:table-row>
            <table:table-cell office:value-type="string">
              <text:p>400</text:p>
            </table:table-cell>
            <table:table-cell office:value-type="float" office:value="400"/>
            <table:table-cell office:value-type="float" office:value="118"/>
          </table:table-row>
          <table:table-row>
            <table:table-cell office:value-type="string">
              <text:p>401</text:p>
            </table:table-cell>
            <table:table-cell office:value-type="float" office:value="401"/>
            <table:table-cell office:value-type="float" office:value="129"/>
          </table:table-row>
          <table:table-row>
            <table:table-cell office:value-type="string">
              <text:p>402</text:p>
            </table:table-cell>
            <table:table-cell office:value-type="float" office:value="402"/>
            <table:table-cell office:value-type="float" office:value="134"/>
          </table:table-row>
          <table:table-row>
            <table:table-cell office:value-type="string">
              <text:p>403</text:p>
            </table:table-cell>
            <table:table-cell office:value-type="float" office:value="403"/>
            <table:table-cell office:value-type="float" office:value="183"/>
          </table:table-row>
          <table:table-row>
            <table:table-cell office:value-type="string">
              <text:p>404</text:p>
            </table:table-cell>
            <table:table-cell office:value-type="float" office:value="404"/>
            <table:table-cell office:value-type="float" office:value="196"/>
          </table:table-row>
          <table:table-row>
            <table:table-cell office:value-type="string">
              <text:p>405</text:p>
            </table:table-cell>
            <table:table-cell office:value-type="float" office:value="405"/>
            <table:table-cell office:value-type="float" office:value="223"/>
          </table:table-row>
          <table:table-row>
            <table:table-cell office:value-type="string">
              <text:p>406</text:p>
            </table:table-cell>
            <table:table-cell office:value-type="float" office:value="406"/>
            <table:table-cell office:value-type="float" office:value="183"/>
          </table:table-row>
          <table:table-row>
            <table:table-cell office:value-type="string">
              <text:p>407</text:p>
            </table:table-cell>
            <table:table-cell office:value-type="float" office:value="407"/>
            <table:table-cell office:value-type="float" office:value="188"/>
          </table:table-row>
          <table:table-row>
            <table:table-cell office:value-type="string">
              <text:p>408</text:p>
            </table:table-cell>
            <table:table-cell office:value-type="float" office:value="408"/>
            <table:table-cell office:value-type="float" office:value="228"/>
          </table:table-row>
          <table:table-row>
            <table:table-cell office:value-type="string">
              <text:p>409</text:p>
            </table:table-cell>
            <table:table-cell office:value-type="float" office:value="409"/>
            <table:table-cell office:value-type="float" office:value="272"/>
          </table:table-row>
          <table:table-row>
            <table:table-cell office:value-type="string">
              <text:p>410</text:p>
            </table:table-cell>
            <table:table-cell office:value-type="float" office:value="410"/>
            <table:table-cell office:value-type="float" office:value="175"/>
          </table:table-row>
          <table:table-row>
            <table:table-cell office:value-type="string">
              <text:p>411</text:p>
            </table:table-cell>
            <table:table-cell office:value-type="float" office:value="411"/>
            <table:table-cell office:value-type="float" office:value="187"/>
          </table:table-row>
          <table:table-row>
            <table:table-cell office:value-type="string">
              <text:p>412</text:p>
            </table:table-cell>
            <table:table-cell office:value-type="float" office:value="412"/>
            <table:table-cell office:value-type="float" office:value="185"/>
          </table:table-row>
          <table:table-row>
            <table:table-cell office:value-type="string">
              <text:p>413</text:p>
            </table:table-cell>
            <table:table-cell office:value-type="float" office:value="413"/>
            <table:table-cell office:value-type="float" office:value="211"/>
          </table:table-row>
          <table:table-row>
            <table:table-cell office:value-type="string">
              <text:p>414</text:p>
            </table:table-cell>
            <table:table-cell office:value-type="float" office:value="414"/>
            <table:table-cell office:value-type="float" office:value="237"/>
          </table:table-row>
          <table:table-row>
            <table:table-cell office:value-type="string">
              <text:p>415</text:p>
            </table:table-cell>
            <table:table-cell office:value-type="float" office:value="415"/>
            <table:table-cell office:value-type="float" office:value="235"/>
          </table:table-row>
          <table:table-row>
            <table:table-cell office:value-type="string">
              <text:p>416</text:p>
            </table:table-cell>
            <table:table-cell office:value-type="float" office:value="416"/>
            <table:table-cell office:value-type="float" office:value="232"/>
          </table:table-row>
          <table:table-row>
            <table:table-cell office:value-type="string">
              <text:p>417</text:p>
            </table:table-cell>
            <table:table-cell office:value-type="float" office:value="417"/>
            <table:table-cell office:value-type="float" office:value="280"/>
          </table:table-row>
          <table:table-row>
            <table:table-cell office:value-type="string">
              <text:p>418</text:p>
            </table:table-cell>
            <table:table-cell office:value-type="float" office:value="418"/>
            <table:table-cell office:value-type="float" office:value="321"/>
          </table:table-row>
          <table:table-row>
            <table:table-cell office:value-type="string">
              <text:p>419</text:p>
            </table:table-cell>
            <table:table-cell office:value-type="float" office:value="419"/>
            <table:table-cell office:value-type="float" office:value="324"/>
          </table:table-row>
          <table:table-row>
            <table:table-cell office:value-type="string">
              <text:p>420</text:p>
            </table:table-cell>
            <table:table-cell office:value-type="float" office:value="420"/>
            <table:table-cell office:value-type="float" office:value="254"/>
          </table:table-row>
          <table:table-row>
            <table:table-cell office:value-type="string">
              <text:p>421</text:p>
            </table:table-cell>
            <table:table-cell office:value-type="float" office:value="421"/>
            <table:table-cell office:value-type="float" office:value="248"/>
          </table:table-row>
          <table:table-row>
            <table:table-cell office:value-type="string">
              <text:p>422</text:p>
            </table:table-cell>
            <table:table-cell office:value-type="float" office:value="422"/>
            <table:table-cell office:value-type="float" office:value="393"/>
          </table:table-row>
          <table:table-row>
            <table:table-cell office:value-type="string">
              <text:p>423</text:p>
            </table:table-cell>
            <table:table-cell office:value-type="float" office:value="423"/>
            <table:table-cell office:value-type="float" office:value="432"/>
          </table:table-row>
          <table:table-row>
            <table:table-cell office:value-type="string">
              <text:p>424</text:p>
            </table:table-cell>
            <table:table-cell office:value-type="float" office:value="424"/>
            <table:table-cell office:value-type="float" office:value="338"/>
          </table:table-row>
          <table:table-row>
            <table:table-cell office:value-type="string">
              <text:p>425</text:p>
            </table:table-cell>
            <table:table-cell office:value-type="float" office:value="425"/>
            <table:table-cell office:value-type="float" office:value="437"/>
          </table:table-row>
          <table:table-row>
            <table:table-cell office:value-type="string">
              <text:p>426</text:p>
            </table:table-cell>
            <table:table-cell office:value-type="float" office:value="426"/>
            <table:table-cell office:value-type="float" office:value="414"/>
          </table:table-row>
          <table:table-row>
            <table:table-cell office:value-type="string">
              <text:p>427</text:p>
            </table:table-cell>
            <table:table-cell office:value-type="float" office:value="427"/>
            <table:table-cell office:value-type="float" office:value="420"/>
          </table:table-row>
          <table:table-row>
            <table:table-cell office:value-type="string">
              <text:p>428</text:p>
            </table:table-cell>
            <table:table-cell office:value-type="float" office:value="428"/>
            <table:table-cell office:value-type="float" office:value="365"/>
          </table:table-row>
          <table:table-row>
            <table:table-cell office:value-type="string">
              <text:p>429</text:p>
            </table:table-cell>
            <table:table-cell office:value-type="float" office:value="429"/>
            <table:table-cell office:value-type="float" office:value="390"/>
          </table:table-row>
          <table:table-row>
            <table:table-cell office:value-type="string">
              <text:p>430</text:p>
            </table:table-cell>
            <table:table-cell office:value-type="float" office:value="430"/>
            <table:table-cell office:value-type="float" office:value="383"/>
          </table:table-row>
          <table:table-row>
            <table:table-cell office:value-type="string">
              <text:p>431</text:p>
            </table:table-cell>
            <table:table-cell office:value-type="float" office:value="431"/>
            <table:table-cell office:value-type="float" office:value="367"/>
          </table:table-row>
          <table:table-row>
            <table:table-cell office:value-type="string">
              <text:p>432</text:p>
            </table:table-cell>
            <table:table-cell office:value-type="float" office:value="432"/>
            <table:table-cell office:value-type="float" office:value="350"/>
          </table:table-row>
          <table:table-row>
            <table:table-cell office:value-type="string">
              <text:p>433</text:p>
            </table:table-cell>
            <table:table-cell office:value-type="float" office:value="433"/>
            <table:table-cell office:value-type="float" office:value="424"/>
          </table:table-row>
          <table:table-row>
            <table:table-cell office:value-type="string">
              <text:p>434</text:p>
            </table:table-cell>
            <table:table-cell office:value-type="float" office:value="434"/>
            <table:table-cell office:value-type="float" office:value="509"/>
          </table:table-row>
          <table:table-row>
            <table:table-cell office:value-type="string">
              <text:p>435</text:p>
            </table:table-cell>
            <table:table-cell office:value-type="float" office:value="435"/>
            <table:table-cell office:value-type="float" office:value="475"/>
          </table:table-row>
          <table:table-row>
            <table:table-cell office:value-type="string">
              <text:p>436</text:p>
            </table:table-cell>
            <table:table-cell office:value-type="float" office:value="436"/>
            <table:table-cell office:value-type="float" office:value="508"/>
          </table:table-row>
          <table:table-row>
            <table:table-cell office:value-type="string">
              <text:p>437</text:p>
            </table:table-cell>
            <table:table-cell office:value-type="float" office:value="437"/>
            <table:table-cell office:value-type="float" office:value="521"/>
          </table:table-row>
          <table:table-row>
            <table:table-cell office:value-type="string">
              <text:p>438</text:p>
            </table:table-cell>
            <table:table-cell office:value-type="float" office:value="438"/>
            <table:table-cell office:value-type="float" office:value="417"/>
          </table:table-row>
          <table:table-row>
            <table:table-cell office:value-type="string">
              <text:p>439</text:p>
            </table:table-cell>
            <table:table-cell office:value-type="float" office:value="439"/>
            <table:table-cell office:value-type="float" office:value="215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205"/>
          </table:table-row>
          <table:table-row>
            <table:table-cell office:value-type="string">
              <text:p>441</text:p>
            </table:table-cell>
            <table:table-cell office:value-type="float" office:value="441"/>
            <table:table-cell office:value-type="float" office:value="163"/>
          </table:table-row>
          <table:table-row>
            <table:table-cell office:value-type="string">
              <text:p>442</text:p>
            </table:table-cell>
            <table:table-cell office:value-type="float" office:value="442"/>
            <table:table-cell office:value-type="float" office:value="163"/>
          </table:table-row>
          <table:table-row>
            <table:table-cell office:value-type="string">
              <text:p>443</text:p>
            </table:table-cell>
            <table:table-cell office:value-type="float" office:value="443"/>
            <table:table-cell office:value-type="float" office:value="165"/>
          </table:table-row>
          <table:table-row>
            <table:table-cell office:value-type="string">
              <text:p>444</text:p>
            </table:table-cell>
            <table:table-cell office:value-type="float" office:value="444"/>
            <table:table-cell office:value-type="float" office:value="38"/>
          </table:table-row>
          <table:table-row>
            <table:table-cell office:value-type="string">
              <text:p>445</text:p>
            </table:table-cell>
            <table:table-cell office:value-type="float" office:value="445"/>
            <table:table-cell office:value-type="float" office:value="28"/>
          </table:table-row>
          <table:table-row>
            <table:table-cell office:value-type="string">
              <text:p>446</text:p>
            </table:table-cell>
            <table:table-cell office:value-type="float" office:value="446"/>
            <table:table-cell office:value-type="float" office:value="31"/>
          </table:table-row>
          <table:table-row>
            <table:table-cell office:value-type="string">
              <text:p>447</text:p>
            </table:table-cell>
            <table:table-cell office:value-type="float" office:value="447"/>
            <table:table-cell office:value-type="float" office:value="33"/>
          </table:table-row>
          <table:table-row>
            <table:table-cell office:value-type="string">
              <text:p>448</text:p>
            </table:table-cell>
            <table:table-cell office:value-type="float" office:value="448"/>
            <table:table-cell office:value-type="float" office:value="86"/>
          </table:table-row>
          <table:table-row>
            <table:table-cell office:value-type="string">
              <text:p>449</text:p>
            </table:table-cell>
            <table:table-cell office:value-type="float" office:value="449"/>
            <table:table-cell office:value-type="float" office:value="203"/>
          </table:table-row>
          <table:table-row>
            <table:table-cell office:value-type="string">
              <text:p>450</text:p>
            </table:table-cell>
            <table:table-cell office:value-type="float" office:value="450"/>
            <table:table-cell office:value-type="float" office:value="286"/>
          </table:table-row>
          <table:table-row>
            <table:table-cell office:value-type="string">
              <text:p>451</text:p>
            </table:table-cell>
            <table:table-cell office:value-type="float" office:value="451"/>
            <table:table-cell office:value-type="float" office:value="210"/>
          </table:table-row>
          <table:table-row>
            <table:table-cell office:value-type="string">
              <text:p>452</text:p>
            </table:table-cell>
            <table:table-cell office:value-type="float" office:value="452"/>
            <table:table-cell office:value-type="float" office:value="229"/>
          </table:table-row>
          <table:table-row>
            <table:table-cell office:value-type="string">
              <text:p>453</text:p>
            </table:table-cell>
            <table:table-cell office:value-type="float" office:value="453"/>
            <table:table-cell office:value-type="float" office:value="211"/>
          </table:table-row>
          <table:table-row>
            <table:table-cell office:value-type="string">
              <text:p>454</text:p>
            </table:table-cell>
            <table:table-cell office:value-type="float" office:value="454"/>
            <table:table-cell office:value-type="float" office:value="178"/>
          </table:table-row>
          <table:table-row>
            <table:table-cell office:value-type="string">
              <text:p>455</text:p>
            </table:table-cell>
            <table:table-cell office:value-type="float" office:value="455"/>
            <table:table-cell office:value-type="float" office:value="241"/>
          </table:table-row>
          <table:table-row>
            <table:table-cell office:value-type="string">
              <text:p>456</text:p>
            </table:table-cell>
            <table:table-cell office:value-type="float" office:value="456"/>
            <table:table-cell office:value-type="float" office:value="298"/>
          </table:table-row>
          <table:table-row>
            <table:table-cell office:value-type="string">
              <text:p>457</text:p>
            </table:table-cell>
            <table:table-cell office:value-type="float" office:value="457"/>
            <table:table-cell office:value-type="float" office:value="315"/>
          </table:table-row>
          <table:table-row>
            <table:table-cell office:value-type="string">
              <text:p>458</text:p>
            </table:table-cell>
            <table:table-cell office:value-type="float" office:value="458"/>
            <table:table-cell office:value-type="float" office:value="325"/>
          </table:table-row>
          <table:table-row>
            <table:table-cell office:value-type="string">
              <text:p>459</text:p>
            </table:table-cell>
            <table:table-cell office:value-type="float" office:value="459"/>
            <table:table-cell office:value-type="float" office:value="354"/>
          </table:table-row>
          <table:table-row>
            <table:table-cell office:value-type="string">
              <text:p>460</text:p>
            </table:table-cell>
            <table:table-cell office:value-type="float" office:value="460"/>
            <table:table-cell office:value-type="float" office:value="394"/>
          </table:table-row>
          <table:table-row>
            <table:table-cell office:value-type="string">
              <text:p>461</text:p>
            </table:table-cell>
            <table:table-cell office:value-type="float" office:value="461"/>
            <table:table-cell office:value-type="float" office:value="353"/>
          </table:table-row>
          <table:table-row>
            <table:table-cell office:value-type="string">
              <text:p>462</text:p>
            </table:table-cell>
            <table:table-cell office:value-type="float" office:value="462"/>
            <table:table-cell office:value-type="float" office:value="323"/>
          </table:table-row>
          <table:table-row>
            <table:table-cell office:value-type="string">
              <text:p>463</text:p>
            </table:table-cell>
            <table:table-cell office:value-type="float" office:value="463"/>
            <table:table-cell office:value-type="float" office:value="373"/>
          </table:table-row>
          <table:table-row>
            <table:table-cell office:value-type="string">
              <text:p>464</text:p>
            </table:table-cell>
            <table:table-cell office:value-type="float" office:value="464"/>
            <table:table-cell office:value-type="float" office:value="348"/>
          </table:table-row>
          <table:table-row>
            <table:table-cell office:value-type="string">
              <text:p>465</text:p>
            </table:table-cell>
            <table:table-cell office:value-type="float" office:value="465"/>
            <table:table-cell office:value-type="float" office:value="326"/>
          </table:table-row>
          <table:table-row>
            <table:table-cell office:value-type="string">
              <text:p>466</text:p>
            </table:table-cell>
            <table:table-cell office:value-type="float" office:value="466"/>
            <table:table-cell office:value-type="float" office:value="323"/>
          </table:table-row>
          <table:table-row>
            <table:table-cell office:value-type="string">
              <text:p>467</text:p>
            </table:table-cell>
            <table:table-cell office:value-type="float" office:value="467"/>
            <table:table-cell office:value-type="float" office:value="271"/>
          </table:table-row>
          <table:table-row>
            <table:table-cell office:value-type="string">
              <text:p>468</text:p>
            </table:table-cell>
            <table:table-cell office:value-type="float" office:value="468"/>
            <table:table-cell office:value-type="float" office:value="244"/>
          </table:table-row>
          <table:table-row>
            <table:table-cell office:value-type="string">
              <text:p>469</text:p>
            </table:table-cell>
            <table:table-cell office:value-type="float" office:value="469"/>
            <table:table-cell office:value-type="float" office:value="241"/>
          </table:table-row>
          <table:table-row>
            <table:table-cell office:value-type="string">
              <text:p>470</text:p>
            </table:table-cell>
            <table:table-cell office:value-type="float" office:value="470"/>
            <table:table-cell office:value-type="float" office:value="234"/>
          </table:table-row>
          <table:table-row>
            <table:table-cell office:value-type="string">
              <text:p>471</text:p>
            </table:table-cell>
            <table:table-cell office:value-type="float" office:value="471"/>
            <table:table-cell office:value-type="float" office:value="157"/>
          </table:table-row>
          <table:table-row>
            <table:table-cell office:value-type="string">
              <text:p>472</text:p>
            </table:table-cell>
            <table:table-cell office:value-type="float" office:value="472"/>
            <table:table-cell office:value-type="float" office:value="172"/>
          </table:table-row>
          <table:table-row>
            <table:table-cell office:value-type="string">
              <text:p>473</text:p>
            </table:table-cell>
            <table:table-cell office:value-type="float" office:value="473"/>
            <table:table-cell office:value-type="float" office:value="179"/>
          </table:table-row>
          <table:table-row>
            <table:table-cell office:value-type="string">
              <text:p>474</text:p>
            </table:table-cell>
            <table:table-cell office:value-type="float" office:value="474"/>
            <table:table-cell office:value-type="float" office:value="238"/>
          </table:table-row>
          <table:table-row>
            <table:table-cell office:value-type="string">
              <text:p>475</text:p>
            </table:table-cell>
            <table:table-cell office:value-type="float" office:value="475"/>
            <table:table-cell office:value-type="float" office:value="224"/>
          </table:table-row>
          <table:table-row>
            <table:table-cell office:value-type="string">
              <text:p>476</text:p>
            </table:table-cell>
            <table:table-cell office:value-type="float" office:value="476"/>
            <table:table-cell office:value-type="float" office:value="148"/>
          </table:table-row>
          <table:table-row>
            <table:table-cell office:value-type="string">
              <text:p>477</text:p>
            </table:table-cell>
            <table:table-cell office:value-type="float" office:value="477"/>
            <table:table-cell office:value-type="float" office:value="215"/>
          </table:table-row>
          <table:table-row>
            <table:table-cell office:value-type="string">
              <text:p>478</text:p>
            </table:table-cell>
            <table:table-cell office:value-type="float" office:value="478"/>
            <table:table-cell office:value-type="float" office:value="273"/>
          </table:table-row>
          <table:table-row>
            <table:table-cell office:value-type="string">
              <text:p>479</text:p>
            </table:table-cell>
            <table:table-cell office:value-type="float" office:value="479"/>
            <table:table-cell office:value-type="float" office:value="316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330"/>
          </table:table-row>
          <table:table-row>
            <table:table-cell office:value-type="string">
              <text:p>481</text:p>
            </table:table-cell>
            <table:table-cell office:value-type="float" office:value="481"/>
            <table:table-cell office:value-type="float" office:value="333"/>
          </table:table-row>
          <table:table-row>
            <table:table-cell office:value-type="string">
              <text:p>482</text:p>
            </table:table-cell>
            <table:table-cell office:value-type="float" office:value="482"/>
            <table:table-cell office:value-type="float" office:value="371"/>
          </table:table-row>
          <table:table-row>
            <table:table-cell office:value-type="string">
              <text:p>483</text:p>
            </table:table-cell>
            <table:table-cell office:value-type="float" office:value="483"/>
            <table:table-cell office:value-type="float" office:value="360"/>
          </table:table-row>
          <table:table-row>
            <table:table-cell office:value-type="string">
              <text:p>484</text:p>
            </table:table-cell>
            <table:table-cell office:value-type="float" office:value="484"/>
            <table:table-cell office:value-type="float" office:value="358"/>
          </table:table-row>
          <table:table-row>
            <table:table-cell office:value-type="string">
              <text:p>485</text:p>
            </table:table-cell>
            <table:table-cell office:value-type="float" office:value="485"/>
            <table:table-cell office:value-type="float" office:value="384"/>
          </table:table-row>
          <table:table-row>
            <table:table-cell office:value-type="string">
              <text:p>486</text:p>
            </table:table-cell>
            <table:table-cell office:value-type="float" office:value="486"/>
            <table:table-cell office:value-type="float" office:value="385"/>
          </table:table-row>
          <table:table-row>
            <table:table-cell office:value-type="string">
              <text:p>487</text:p>
            </table:table-cell>
            <table:table-cell office:value-type="float" office:value="487"/>
            <table:table-cell office:value-type="float" office:value="349"/>
          </table:table-row>
          <table:table-row>
            <table:table-cell office:value-type="string">
              <text:p>488</text:p>
            </table:table-cell>
            <table:table-cell office:value-type="float" office:value="488"/>
            <table:table-cell office:value-type="float" office:value="208"/>
          </table:table-row>
          <table:table-row>
            <table:table-cell office:value-type="string">
              <text:p>489</text:p>
            </table:table-cell>
            <table:table-cell office:value-type="float" office:value="489"/>
            <table:table-cell office:value-type="float" office:value="90"/>
          </table:table-row>
          <table:table-row>
            <table:table-cell office:value-type="string">
              <text:p>490</text:p>
            </table:table-cell>
            <table:table-cell office:value-type="float" office:value="490"/>
            <table:table-cell office:value-type="float" office:value="79"/>
          </table:table-row>
          <table:table-row>
            <table:table-cell office:value-type="string">
              <text:p>491</text:p>
            </table:table-cell>
            <table:table-cell office:value-type="float" office:value="491"/>
            <table:table-cell office:value-type="float" office:value="47"/>
          </table:table-row>
          <table:table-row>
            <table:table-cell office:value-type="string">
              <text:p>492</text:p>
            </table:table-cell>
            <table:table-cell office:value-type="float" office:value="492"/>
            <table:table-cell office:value-type="float" office:value="71"/>
          </table:table-row>
          <table:table-row>
            <table:table-cell office:value-type="string">
              <text:p>493</text:p>
            </table:table-cell>
            <table:table-cell office:value-type="float" office:value="493"/>
            <table:table-cell office:value-type="float" office:value="136"/>
          </table:table-row>
          <table:table-row>
            <table:table-cell office:value-type="string">
              <text:p>494</text:p>
            </table:table-cell>
            <table:table-cell office:value-type="float" office:value="494"/>
            <table:table-cell office:value-type="float" office:value="110"/>
          </table:table-row>
          <table:table-row>
            <table:table-cell office:value-type="string">
              <text:p>495</text:p>
            </table:table-cell>
            <table:table-cell office:value-type="float" office:value="495"/>
            <table:table-cell office:value-type="float" office:value="37"/>
          </table:table-row>
          <table:table-row>
            <table:table-cell office:value-type="string">
              <text:p>496</text:p>
            </table:table-cell>
            <table:table-cell office:value-type="float" office:value="496"/>
            <table:table-cell office:value-type="float" office:value="75"/>
          </table:table-row>
          <table:table-row>
            <table:table-cell office:value-type="string">
              <text:p>497</text:p>
            </table:table-cell>
            <table:table-cell office:value-type="float" office:value="497"/>
            <table:table-cell office:value-type="float" office:value="221"/>
          </table:table-row>
          <table:table-row>
            <table:table-cell office:value-type="string">
              <text:p>498</text:p>
            </table:table-cell>
            <table:table-cell office:value-type="float" office:value="498"/>
            <table:table-cell office:value-type="float" office:value="183"/>
          </table:table-row>
          <table:table-row>
            <table:table-cell office:value-type="string">
              <text:p>499</text:p>
            </table:table-cell>
            <table:table-cell office:value-type="float" office:value="499"/>
            <table:table-cell office:value-type="float" office:value="160"/>
          </table:table-row>
          <table:table-row>
            <table:table-cell office:value-type="string">
              <text:p>500</text:p>
            </table:table-cell>
            <table:table-cell office:value-type="float" office:value="500"/>
            <table:table-cell office:value-type="float" office:value="135"/>
          </table:table-row>
          <table:table-row>
            <table:table-cell office:value-type="string">
              <text:p>501</text:p>
            </table:table-cell>
            <table:table-cell office:value-type="float" office:value="501"/>
            <table:table-cell office:value-type="float" office:value="118"/>
          </table:table-row>
          <table:table-row>
            <table:table-cell office:value-type="string">
              <text:p>502</text:p>
            </table:table-cell>
            <table:table-cell office:value-type="float" office:value="502"/>
            <table:table-cell office:value-type="float" office:value="48"/>
          </table:table-row>
          <table:table-row>
            <table:table-cell office:value-type="string">
              <text:p>503</text:p>
            </table:table-cell>
            <table:table-cell office:value-type="float" office:value="503"/>
            <table:table-cell office:value-type="float" office:value="122"/>
          </table:table-row>
          <table:table-row>
            <table:table-cell office:value-type="string">
              <text:p>504</text:p>
            </table:table-cell>
            <table:table-cell office:value-type="float" office:value="504"/>
            <table:table-cell office:value-type="float" office:value="2"/>
          </table:table-row>
          <table:table-row>
            <table:table-cell office:value-type="string">
              <text:p>505</text:p>
            </table:table-cell>
            <table:table-cell office:value-type="float" office:value="505"/>
            <table:table-cell office:value-type="float" office:value="2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